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33e"/>
    </style:style>
    <style:style style:name="P2" style:family="paragraph" style:parent-style-name="Standard">
      <style:text-properties officeooo:paragraph-rsid="001c785a"/>
    </style:style>
    <style:style style:name="P3" style:family="paragraph" style:parent-style-name="Standard">
      <style:text-properties fo:font-weight="bold" officeooo:paragraph-rsid="001c785a" style:font-weight-asian="bold" style:font-weight-complex="bold"/>
    </style:style>
    <style:style style:name="P4" style:family="paragraph" style:parent-style-name="Standard">
      <style:text-properties fo:font-weight="bold" officeooo:paragraph-rsid="001bd33e" style:font-weight-asian="bold" style:font-weight-complex="bold"/>
    </style:style>
    <style:style style:name="P5" style:family="paragraph" style:parent-style-name="Standard">
      <style:text-properties fo:font-weight="bold" officeooo:paragraph-rsid="001e0fe6" style:font-weight-asian="bold" style:font-weight-complex="bold"/>
    </style:style>
    <style:style style:name="P6" style:family="paragraph" style:parent-style-name="Standard">
      <style:text-properties fo:font-weight="bold" officeooo:paragraph-rsid="001f4bd0" style:font-weight-asian="bold" style:font-weight-complex="bold"/>
    </style:style>
    <style:style style:name="P7" style:family="paragraph" style:parent-style-name="Standard">
      <style:text-properties fo:font-weight="bold" officeooo:paragraph-rsid="00239e69" style:font-weight-asian="bold" style:font-weight-complex="bold"/>
    </style:style>
    <style:style style:name="P8" style:family="paragraph" style:parent-style-name="Standard">
      <style:text-properties fo:font-weight="bold" officeooo:paragraph-rsid="00248564" style:font-weight-asian="bold" style:font-weight-complex="bold"/>
    </style:style>
    <style:style style:name="P9" style:family="paragraph" style:parent-style-name="Standard">
      <style:text-properties fo:font-weight="bold" officeooo:paragraph-rsid="0022d4e8" style:font-weight-asian="bold" style:font-weight-complex="bold"/>
    </style:style>
    <style:style style:name="P10" style:family="paragraph" style:parent-style-name="Standard">
      <style:text-properties fo:font-weight="bold" officeooo:rsid="00248564" officeooo:paragraph-rsid="00248564" style:font-weight-asian="bold" style:font-weight-complex="bold"/>
    </style:style>
    <style:style style:name="P11" style:family="paragraph" style:parent-style-name="Standard">
      <style:text-properties fo:font-weight="bold" officeooo:paragraph-rsid="0025ed8b" style:font-weight-asian="bold" style:font-weight-complex="bold"/>
    </style:style>
    <style:style style:name="P12" style:family="paragraph" style:parent-style-name="Standard">
      <style:text-properties fo:font-weight="bold" officeooo:rsid="0025ed8b" officeooo:paragraph-rsid="0025ed8b" style:font-weight-asian="bold" style:font-weight-complex="bold"/>
    </style:style>
    <style:style style:name="P13" style:family="paragraph" style:parent-style-name="Standard">
      <style:text-properties fo:font-weight="bold" officeooo:paragraph-rsid="0027bd11" style:font-weight-asian="bold" style:font-weight-complex="bold"/>
    </style:style>
    <style:style style:name="P14" style:family="paragraph" style:parent-style-name="Standard">
      <style:text-properties fo:font-weight="bold" officeooo:paragraph-rsid="002a4946" style:font-weight-asian="bold" style:font-weight-complex="bold"/>
    </style:style>
    <style:style style:name="P15" style:family="paragraph" style:parent-style-name="Standard">
      <style:text-properties fo:font-weight="bold" officeooo:rsid="001bd33e" officeooo:paragraph-rsid="001bd33e" style:font-weight-asian="bold" style:font-weight-complex="bold"/>
    </style:style>
    <style:style style:name="P16" style:family="paragraph" style:parent-style-name="Standard">
      <style:text-properties fo:font-weight="bold" officeooo:rsid="001e0fe6" officeooo:paragraph-rsid="001e0fe6" style:font-weight-asian="bold" style:font-weight-complex="bold"/>
    </style:style>
    <style:style style:name="P17" style:family="paragraph" style:parent-style-name="Standard">
      <style:text-properties fo:font-weight="bold" officeooo:rsid="001f4bd0" officeooo:paragraph-rsid="001f4bd0" style:font-weight-asian="bold" style:font-weight-complex="bold"/>
    </style:style>
    <style:style style:name="P18" style:family="paragraph" style:parent-style-name="Standard">
      <style:text-properties fo:font-weight="bold" officeooo:rsid="00239e69" officeooo:paragraph-rsid="00239e69" style:font-weight-asian="bold" style:font-weight-complex="bold"/>
    </style:style>
    <style:style style:name="P19" style:family="paragraph" style:parent-style-name="Standard">
      <style:text-properties fo:font-weight="bold" officeooo:rsid="0022d4e8" officeooo:paragraph-rsid="00248564" style:font-weight-asian="bold" style:font-weight-complex="bold"/>
    </style:style>
    <style:style style:name="P20" style:family="paragraph" style:parent-style-name="Standard">
      <style:text-properties fo:font-weight="bold" officeooo:rsid="0027bd11" officeooo:paragraph-rsid="001bd33e" style:font-weight-asian="bold" style:font-weight-complex="bold"/>
    </style:style>
    <style:style style:name="P21" style:family="paragraph" style:parent-style-name="Standard">
      <style:text-properties officeooo:paragraph-rsid="00248564"/>
    </style:style>
    <style:style style:name="P22" style:family="paragraph" style:parent-style-name="Standard">
      <style:text-properties officeooo:rsid="00248564" officeooo:paragraph-rsid="00248564"/>
    </style:style>
    <style:style style:name="P23" style:family="paragraph" style:parent-style-name="Standard">
      <style:text-properties officeooo:rsid="00248564" officeooo:paragraph-rsid="001c785a"/>
    </style:style>
    <style:style style:name="P24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25" style:family="paragraph" style:parent-style-name="Standard">
      <style:text-properties fo:font-style="italic" officeooo:rsid="00248564" officeooo:paragraph-rsid="0024cbc7" style:font-style-asian="italic" style:font-style-complex="italic"/>
    </style:style>
    <style:style style:name="P26" style:family="paragraph" style:parent-style-name="Standard">
      <style:text-properties fo:font-style="italic" officeooo:rsid="00248564" officeooo:paragraph-rsid="0024fa77" style:font-style-asian="italic" style:font-style-complex="italic"/>
    </style:style>
    <style:style style:name="P27" style:family="paragraph" style:parent-style-name="Standard">
      <style:text-properties fo:font-style="italic" officeooo:rsid="00248564" officeooo:paragraph-rsid="0025ed8b" style:font-style-asian="italic" style:font-style-complex="italic"/>
    </style:style>
    <style:style style:name="P28" style:family="paragraph" style:parent-style-name="Standard">
      <style:text-properties fo:font-style="italic" officeooo:rsid="00248564" officeooo:paragraph-rsid="0027bd11" style:font-style-asian="italic" style:font-style-complex="italic"/>
    </style:style>
    <style:style style:name="P29" style:family="paragraph" style:parent-style-name="Standard">
      <style:text-properties fo:font-style="italic" officeooo:rsid="00248564" officeooo:paragraph-rsid="0029a4c4" style:font-style-asian="italic" style:font-style-complex="italic"/>
    </style:style>
    <style:style style:name="P30" style:family="paragraph" style:parent-style-name="Standard">
      <style:text-properties fo:font-style="italic" officeooo:rsid="00248564" officeooo:paragraph-rsid="002a4946" style:font-style-asian="italic" style:font-style-complex="italic"/>
    </style:style>
    <style:style style:name="P31" style:family="paragraph" style:parent-style-name="Standard">
      <style:text-properties officeooo:rsid="0024cbc7" officeooo:paragraph-rsid="0024cbc7"/>
    </style:style>
    <style:style style:name="P32" style:family="paragraph" style:parent-style-name="Standard">
      <style:text-properties officeooo:paragraph-rsid="0024cbc7"/>
    </style:style>
    <style:style style:name="P33" style:family="paragraph" style:parent-style-name="Standard">
      <style:text-properties officeooo:rsid="0024fa77" officeooo:paragraph-rsid="0024fa77"/>
    </style:style>
    <style:style style:name="P34" style:family="paragraph" style:parent-style-name="Standard">
      <style:text-properties officeooo:paragraph-rsid="0024fa77"/>
    </style:style>
    <style:style style:name="P35" style:family="paragraph" style:parent-style-name="Standard">
      <style:text-properties officeooo:paragraph-rsid="0025ed8b"/>
    </style:style>
    <style:style style:name="P36" style:family="paragraph" style:parent-style-name="Standard">
      <style:text-properties officeooo:rsid="0025ed8b" officeooo:paragraph-rsid="0025ed8b"/>
    </style:style>
    <style:style style:name="P37" style:family="paragraph" style:parent-style-name="Standard">
      <style:text-properties officeooo:rsid="0025ed8b" officeooo:paragraph-rsid="0027bd11"/>
    </style:style>
    <style:style style:name="P38" style:family="paragraph" style:parent-style-name="Standard">
      <style:text-properties officeooo:rsid="0025ed8b" officeooo:paragraph-rsid="0029a4c4"/>
    </style:style>
    <style:style style:name="P39" style:family="paragraph" style:parent-style-name="Standard">
      <style:text-properties officeooo:rsid="0025ed8b" officeooo:paragraph-rsid="002a4946"/>
    </style:style>
    <style:style style:name="P40" style:family="paragraph" style:parent-style-name="Standard">
      <style:text-properties officeooo:paragraph-rsid="0027bd11"/>
    </style:style>
    <style:style style:name="P41" style:family="paragraph" style:parent-style-name="Standard">
      <style:text-properties officeooo:rsid="0027bd11" officeooo:paragraph-rsid="0027bd11"/>
    </style:style>
    <style:style style:name="P42" style:family="paragraph" style:parent-style-name="Standard">
      <style:text-properties officeooo:rsid="0029a4c4" officeooo:paragraph-rsid="0029a4c4"/>
    </style:style>
    <style:style style:name="P43" style:family="paragraph" style:parent-style-name="Standard">
      <style:text-properties officeooo:rsid="002a4946" officeooo:paragraph-rsid="002a4946"/>
    </style:style>
    <style:style style:name="P44" style:family="paragraph" style:parent-style-name="Standard">
      <style:text-properties fo:font-style="normal" fo:font-weight="bold" officeooo:rsid="002a4946" officeooo:paragraph-rsid="002a4946" style:font-style-asian="normal" style:font-weight-asian="bold" style:font-style-complex="normal" style:font-weight-complex="bold"/>
    </style:style>
    <style:style style:name="P45" style:family="paragraph" style:parent-style-name="Standard">
      <style:text-properties officeooo:rsid="001bd33e" officeooo:paragraph-rsid="001bd33e"/>
    </style:style>
    <style:style style:name="P46" style:family="paragraph" style:parent-style-name="Standard">
      <style:text-properties officeooo:rsid="001c785a" officeooo:paragraph-rsid="001c785a"/>
    </style:style>
    <style:style style:name="P47" style:family="paragraph" style:parent-style-name="Standard">
      <style:text-properties officeooo:rsid="001e0fe6" officeooo:paragraph-rsid="001e0fe6"/>
    </style:style>
    <style:style style:name="P48" style:family="paragraph" style:parent-style-name="Standard">
      <style:text-properties officeooo:rsid="0022d4e8" officeooo:paragraph-rsid="0022d4e8"/>
    </style:style>
    <style:style style:name="P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c785a"/>
    </style:style>
    <style:style style:name="P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248564" officeooo:paragraph-rsid="00248564" style:font-style-asian="italic" style:font-style-complex="italic"/>
    </style:style>
    <style:style style:name="P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8564"/>
    </style:style>
    <style:style style:name="P5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cbc7"/>
    </style:style>
    <style:style style:name="P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fa77"/>
    </style:style>
    <style:style style:name="P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5ed8b"/>
    </style:style>
    <style:style style:name="P5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7bd11"/>
    </style:style>
    <style:style style:name="P5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9a4c4"/>
    </style:style>
    <style:style style:name="P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a4946"/>
    </style:style>
    <style:style style:name="P5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style:text-underline-style="solid" style:text-underline-width="auto" style:text-underline-color="font-color" fo:font-weight="bold" officeooo:rsid="003981d9" officeooo:paragraph-rsid="003981d9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2c2f20" officeooo:paragraph-rsid="002c2f20" style:font-style-asian="normal" style:font-style-complex="normal"/>
    </style:style>
    <style:style style:name="P6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3ce989" officeooo:paragraph-rsid="003ce989" style:font-style-asian="normal" style:font-style-complex="normal"/>
    </style:style>
    <style:style style:name="P6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3e9519" officeooo:paragraph-rsid="003e9519" style:font-style-asian="normal" style:font-style-complex="normal"/>
    </style:style>
    <style:style style:name="P6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3fe8b4" officeooo:paragraph-rsid="003fe8b4" style:font-style-asian="normal" style:font-style-complex="normal"/>
    </style:style>
    <style:style style:name="P6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221cd" officeooo:paragraph-rsid="004221cd" style:font-style-asian="normal" style:font-style-complex="normal"/>
    </style:style>
    <style:style style:name="P6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27c1f" officeooo:paragraph-rsid="00427c1f" style:font-style-asian="normal" style:font-style-complex="normal"/>
    </style:style>
    <style:style style:name="P6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55303" officeooo:paragraph-rsid="00455303" style:font-style-asian="normal" style:font-style-complex="normal"/>
    </style:style>
    <style:style style:name="P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6721b" officeooo:paragraph-rsid="0046721b" style:font-style-asian="normal" style:font-style-complex="normal"/>
    </style:style>
    <style:style style:name="P6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825ac" officeooo:paragraph-rsid="004825ac" style:font-style-asian="normal" style:font-style-complex="normal"/>
    </style:style>
    <style:style style:name="P6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87f75" officeooo:paragraph-rsid="00487f75" style:font-style-asian="normal" style:font-style-complex="normal"/>
    </style:style>
    <style:style style:name="P6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94238" officeooo:paragraph-rsid="00494238" style:font-style-asian="normal" style:font-style-complex="normal"/>
    </style:style>
    <style:style style:name="P7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b7d85" officeooo:paragraph-rsid="004b7d85" style:font-style-asian="normal" style:font-style-complex="normal"/>
    </style:style>
    <style:style style:name="P7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c6b8e" officeooo:paragraph-rsid="004b7d85" style:font-style-asian="normal" style:font-style-complex="normal"/>
    </style:style>
    <style:style style:name="P7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c6b8e" officeooo:paragraph-rsid="004c6b8e" style:font-style-asian="normal" style:font-style-complex="normal"/>
    </style:style>
    <style:style style:name="P7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d7419" officeooo:paragraph-rsid="004d7419" style:font-style-asian="normal" style:font-style-complex="normal"/>
    </style:style>
    <style:style style:name="P7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db415" officeooo:paragraph-rsid="004db415" style:font-style-asian="normal" style:font-style-complex="normal"/>
    </style:style>
    <style:style style:name="P7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df812" officeooo:paragraph-rsid="004df812" style:font-style-asian="normal" style:font-style-complex="normal"/>
    </style:style>
    <style:style style:name="P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f08bd" officeooo:paragraph-rsid="004f08bd" style:font-style-asian="normal" style:font-style-complex="normal"/>
    </style:style>
    <style:style style:name="P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f7b74" officeooo:paragraph-rsid="004f7b74" style:font-style-asian="normal" style:font-style-complex="normal"/>
    </style:style>
    <style:style style:name="P7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4fbc6c" officeooo:paragraph-rsid="004fbc6c" style:font-style-asian="normal" style:font-style-complex="normal"/>
    </style:style>
    <style:style style:name="P7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5166ad" officeooo:paragraph-rsid="005166ad" style:font-style-asian="normal" style:font-style-complex="normal"/>
    </style:style>
    <style:style style:name="P8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52bf0d" officeooo:paragraph-rsid="0052bf0d" style:font-style-asian="normal" style:font-style-complex="normal"/>
    </style:style>
    <style:style style:name="P8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style:text-underline-style="none" fo:font-weight="normal" officeooo:rsid="003981d9" officeooo:paragraph-rsid="003981d9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style:text-underline-style="none" fo:font-weight="normal" officeooo:rsid="003bf963" officeooo:paragraph-rsid="003bf963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c2f20" officeooo:paragraph-rsid="002c2f20"/>
    </style:style>
    <style:style style:name="P8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dd40a" officeooo:paragraph-rsid="002dd40a"/>
    </style:style>
    <style:style style:name="P8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eb4d5" officeooo:paragraph-rsid="002eb4d5"/>
    </style:style>
    <style:style style:name="P8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3273e6"/>
    </style:style>
    <style:style style:name="P8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08132" officeooo:paragraph-rsid="00308132"/>
    </style:style>
    <style:style style:name="P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5548b0"/>
    </style:style>
    <style:style style:name="P8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824b47"/>
    </style:style>
    <style:style style:name="P9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7bd11"/>
    </style:style>
    <style:style style:name="P9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a4946"/>
    </style:style>
    <style:style style:name="P9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22d4f" officeooo:paragraph-rsid="00322d4f"/>
    </style:style>
    <style:style style:name="P9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273e6" officeooo:paragraph-rsid="003273e6"/>
    </style:style>
    <style:style style:name="P9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34c6a" officeooo:paragraph-rsid="00334c6a"/>
    </style:style>
    <style:style style:name="P9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51315" officeooo:paragraph-rsid="00351315"/>
    </style:style>
    <style:style style:name="P9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6f077" officeooo:paragraph-rsid="0036f077"/>
    </style:style>
    <style:style style:name="P9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78529" officeooo:paragraph-rsid="00378529"/>
    </style:style>
    <style:style style:name="P9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795ea" officeooo:paragraph-rsid="003795ea"/>
    </style:style>
    <style:style style:name="P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981d9" officeooo:paragraph-rsid="003981d9"/>
    </style:style>
    <style:style style:name="P10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57a3a8" officeooo:paragraph-rsid="0057a3a8" style:font-weight-asian="bold" style:font-weight-complex="bold"/>
    </style:style>
    <style:style style:name="P10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64005a" officeooo:paragraph-rsid="0064005a" style:font-weight-asian="bold" style:font-weight-complex="bold"/>
    </style:style>
    <style:style style:name="P10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798749" officeooo:paragraph-rsid="00798749" style:font-weight-asian="bold" style:font-weight-complex="bold"/>
    </style:style>
    <style:style style:name="P10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818e66" officeooo:paragraph-rsid="00818e66" style:font-weight-asian="bold" style:font-weight-complex="bold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9190e4" officeooo:paragraph-rsid="009190e4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ce989" officeooo:paragraph-rsid="003ce989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548b0" officeooo:paragraph-rsid="005548b0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624ee" officeooo:paragraph-rsid="005624ee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7a3a8" officeooo:paragraph-rsid="0057a3a8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aac4c" officeooo:paragraph-rsid="005aac4c"/>
    </style:style>
    <style:style style:name="P1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c4fb5" officeooo:paragraph-rsid="005c4fb5"/>
    </style:style>
    <style:style style:name="P1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e443f" officeooo:paragraph-rsid="005e443f"/>
    </style:style>
    <style:style style:name="P1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fd836" officeooo:paragraph-rsid="005fd836"/>
    </style:style>
    <style:style style:name="P1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11205" officeooo:paragraph-rsid="00611205"/>
    </style:style>
    <style:style style:name="P1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2f9a5" officeooo:paragraph-rsid="0062f9a5"/>
    </style:style>
    <style:style style:name="P1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34d19" officeooo:paragraph-rsid="00634d19"/>
    </style:style>
    <style:style style:name="P1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3c5d1" officeooo:paragraph-rsid="0063c5d1"/>
    </style:style>
    <style:style style:name="P1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4005a" officeooo:paragraph-rsid="0064005a"/>
    </style:style>
    <style:style style:name="P1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5a0f8" officeooo:paragraph-rsid="0065a0f8"/>
    </style:style>
    <style:style style:name="P1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76dd0" officeooo:paragraph-rsid="00676dd0"/>
    </style:style>
    <style:style style:name="P1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7e364" officeooo:paragraph-rsid="0067e364"/>
    </style:style>
    <style:style style:name="P1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9df84" officeooo:paragraph-rsid="0069df84"/>
    </style:style>
    <style:style style:name="P1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bbb29" officeooo:paragraph-rsid="006bbb29"/>
    </style:style>
    <style:style style:name="P1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bc6df" officeooo:paragraph-rsid="006bc6df"/>
    </style:style>
    <style:style style:name="P12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d93d0" officeooo:paragraph-rsid="006d93d0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ef44f" officeooo:paragraph-rsid="006ef44f"/>
    </style:style>
    <style:style style:name="P1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00e12" officeooo:paragraph-rsid="00700e12"/>
    </style:style>
    <style:style style:name="P1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13a31" officeooo:paragraph-rsid="00713a31"/>
    </style:style>
    <style:style style:name="P1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2c463" officeooo:paragraph-rsid="0024cbc7"/>
    </style:style>
    <style:style style:name="P1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2c463" officeooo:paragraph-rsid="0072c463"/>
    </style:style>
    <style:style style:name="P1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410d1" officeooo:paragraph-rsid="007410d1"/>
    </style:style>
    <style:style style:name="P1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5a1c7" officeooo:paragraph-rsid="0075a1c7"/>
    </style:style>
    <style:style style:name="P1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67bd0" officeooo:paragraph-rsid="00767bd0"/>
    </style:style>
    <style:style style:name="P1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6f1bb" officeooo:paragraph-rsid="0076f1bb"/>
    </style:style>
    <style:style style:name="P1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71579" officeooo:paragraph-rsid="00771579"/>
    </style:style>
    <style:style style:name="P1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8e6a2" officeooo:paragraph-rsid="0078e6a2"/>
    </style:style>
    <style:style style:name="P1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98749" officeooo:paragraph-rsid="00798749"/>
    </style:style>
    <style:style style:name="P1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b2e50" officeooo:paragraph-rsid="007b2e50"/>
    </style:style>
    <style:style style:name="P13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d28a7" officeooo:paragraph-rsid="007d28a7"/>
    </style:style>
    <style:style style:name="P13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5ed8b" officeooo:paragraph-rsid="0025ed8b"/>
    </style:style>
    <style:style style:name="P1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e08df" officeooo:paragraph-rsid="007e08df"/>
    </style:style>
    <style:style style:name="P1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f9435" officeooo:paragraph-rsid="007f9435"/>
    </style:style>
    <style:style style:name="P1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18e66" officeooo:paragraph-rsid="00818e66"/>
    </style:style>
    <style:style style:name="P1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24b47" officeooo:paragraph-rsid="00824b47"/>
    </style:style>
    <style:style style:name="P1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3827b" officeooo:paragraph-rsid="0083827b"/>
    </style:style>
    <style:style style:name="P1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4994b" officeooo:paragraph-rsid="0084994b"/>
    </style:style>
    <style:style style:name="P1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5a195" officeooo:paragraph-rsid="0085a195"/>
    </style:style>
    <style:style style:name="P1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67491" officeooo:paragraph-rsid="00867491"/>
    </style:style>
    <style:style style:name="P1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6834c" officeooo:paragraph-rsid="0086834c"/>
    </style:style>
    <style:style style:name="P1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813a4" officeooo:paragraph-rsid="008813a4"/>
    </style:style>
    <style:style style:name="P1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840cd" officeooo:paragraph-rsid="008840cd"/>
    </style:style>
    <style:style style:name="P1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9fba3" officeooo:paragraph-rsid="0089fba3"/>
    </style:style>
    <style:style style:name="P15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afcdf" officeooo:paragraph-rsid="008afcdf"/>
    </style:style>
    <style:style style:name="P1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c6923" officeooo:paragraph-rsid="008c6923"/>
    </style:style>
    <style:style style:name="P1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d72aa" officeooo:paragraph-rsid="008d72aa"/>
    </style:style>
    <style:style style:name="P15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dadb9" officeooo:paragraph-rsid="008dadb9"/>
    </style:style>
    <style:style style:name="P15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8dc733" officeooo:paragraph-rsid="008dc733"/>
    </style:style>
    <style:style style:name="P1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90cfc0" officeooo:paragraph-rsid="0090cfc0"/>
    </style:style>
    <style:style style:name="P15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9190e4" officeooo:paragraph-rsid="009190e4"/>
    </style:style>
    <style:style style:name="P15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944e4d" officeooo:paragraph-rsid="00944e4d"/>
    </style:style>
    <style:style style:name="P16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94614b" officeooo:paragraph-rsid="0094614b"/>
    </style:style>
    <style:style style:name="P16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9545cc" officeooo:paragraph-rsid="009545cc"/>
    </style:style>
    <style:style style:name="P16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95fb46" officeooo:paragraph-rsid="0095fb46"/>
    </style:style>
    <style:style style:name="P163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T1" style:family="text">
      <style:text-properties officeooo:rsid="001bd33e"/>
    </style:style>
    <style:style style:name="T2" style:family="text">
      <style:text-properties officeooo:rsid="001c785a"/>
    </style:style>
    <style:style style:name="T3" style:family="text">
      <style:text-properties officeooo:rsid="001e0fe6"/>
    </style:style>
    <style:style style:name="T4" style:family="text">
      <style:text-properties officeooo:rsid="001f4bd0"/>
    </style:style>
    <style:style style:name="T5" style:family="text">
      <style:text-properties officeooo:rsid="00239e69"/>
    </style:style>
    <style:style style:name="T6" style:family="text">
      <style:text-properties officeooo:rsid="00248564"/>
    </style:style>
    <style:style style:name="T7" style:family="text">
      <style:text-properties officeooo:rsid="0024fa77"/>
    </style:style>
    <style:style style:name="T8" style:family="text">
      <style:text-properties officeooo:rsid="0025ed8b"/>
    </style:style>
    <style:style style:name="T9" style:family="text">
      <style:text-properties officeooo:rsid="0027bd11"/>
    </style:style>
    <style:style style:name="T10" style:family="text">
      <style:text-properties officeooo:rsid="0029a4c4"/>
    </style:style>
    <style:style style:name="T11" style:family="text">
      <style:text-properties officeooo:rsid="002a4946"/>
    </style:style>
    <style:style style:name="T12" style:family="text">
      <style:text-properties officeooo:rsid="0032bd52"/>
    </style:style>
    <style:style style:name="T13" style:family="text">
      <style:text-properties officeooo:rsid="00427c1f"/>
    </style:style>
    <style:style style:name="T14" style:family="text">
      <style:text-properties officeooo:rsid="004aefa8"/>
    </style:style>
    <style:style style:name="T15" style:family="text">
      <style:text-properties officeooo:rsid="004d0656"/>
    </style:style>
    <style:style style:name="T16" style:family="text">
      <style:text-properties officeooo:rsid="004db41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5548b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774fdb"/>
    </style:style>
    <style:style style:name="T21" style:family="text">
      <style:text-properties officeooo:rsid="00818e66"/>
    </style:style>
    <style:style style:name="T22" style:family="text">
      <style:text-properties officeooo:rsid="008dc733"/>
    </style:style>
    <style:style style:name="T23" style:family="text">
      <style:text-properties officeooo:rsid="008fbe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Вопрос №1.</text:p>
      <text:p text:style-name="P4"><text:span text:style-name="T1">С</text:span>кажи себе что ты молодец что ты за это взялся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59">Я молодец</text:p>
      <text:p text:style-name="P50"/>
      <text:p text:style-name="P50"/>
      <text:p text:style-name="P50"/>
      <text:p text:style-name="P21"/>
      <text:p text:style-name="P45">Вопрос №2.</text:p>
      <text:p text:style-name="P4"><text:span text:style-name="T1">Шагом какого конвеера </text:span>оно является. </text:p>
      <text:p text:style-name="P15">Где начало и конец этого конвеера.</text:p>
      <text:p text:style-name="P15">На какой примерно позиции оно этого конвеера находится этот шаг.</text:p>
      <text:p text:style-name="P4">Т.е. посмотри на это как на функцию. </text:p>
      <text:p text:style-name="P4">И скажи:</text:p>
      <text:p text:style-name="P4">- <text:span text:style-name="T1">какие концепты </text:span>в <text:span text:style-name="T1">эту функцию входят </text:span>(в пространстве-времени)</text:p>
      <text:p text:style-name="P15">- какие концепты из неё выходят</text:p>
      <text:p text:style-name="P4">- какого топлива <text:span text:style-name="T1">эта функция требует</text:span></text:p>
      <text:p text:style-name="P4">- <text:span text:style-name="T1">каких </text:span>расходников <text:span text:style-name="T1">эта функция </text:span>требует.</text:p>
      <text:p text:style-name="P1">Т.е. восприми эту вещь как клей, связывающий то что “на входе” <text:span text:style-name="T1">с тем что “</text:span>на выходе”.</text:p>
      <text:p text:style-name="P1"><text:span text:style-name="T1">Т.е. посмотри то что “на входе” (А) и то что “на выходе” (Б) как разные шаги траектории “от А до Б”, а эту функцию увидь как функцию перемещения, и спроси “ЧТО перемещается от А до Б” (</text:span>может общая черта и т.п.)</text:p>
      <text:p text:style-name="P1">Математически, если эта “функция” (шаг <text:span text:style-name="T1">конвеера</text:span>) имеет несколько <text:span text:style-name="T1">возможных концептов “на входе” и </text:span>несколько <text:span text:style-name="T1">возможных вариантов “на выходе” </text:span>(исходов, <text:span text:style-name="T1">как в ситуации с несколькими возможными исходами</text:span>) – то её надо “параметрайзить” – <text:span text:style-name="T1">т.е. </text:span>выбрать систему координат, <text:span text:style-name="T1">с точки зрения которой у неё будет только один </text:span>вход и один выход <text:span text:style-name="T1">(пример – круг, который если описать через х^2 + y^2 = 1 то это функцие не будет, потому что квадрат – у каждого х и у - два исхода, “верх” и “низ” круга, а если описать через x = Rcos(alpha), y = Rsin(alpha) то у каждой комбинации R и alpha всего один исход (точка на круге)</text:span>.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"/>
      <text:p text:style-name="P83">Та донести информацию до людей о майндмапе который я сделал.</text:p>
      <text:p text:style-name="P83">О ресёрче.</text:p>
      <text:p text:style-name="P83">И получить деньги.</text:p>
      <text:p text:style-name="P83">Монетизацию</text:p>
      <text:p text:style-name="P83">и рекламу моих возможностей.</text:p>
      <text:p text:style-name="P83">Я хз. Простое вроде видео. А начал делать и нихера оно не простое. Надоело уже. Пол лета сижу в этой теме блин.</text:p>
      <text:p text:style-name="P49"/>
      <text:p text:style-name="P49"/>
      <text:p text:style-name="P49"/>
      <text:p text:style-name="P22"/>
      <text:p text:style-name="P2"/>
      <text:p text:style-name="P46">Вопрос №3.</text:p>
      <text:p text:style-name="P3"><text:span text:style-name="T2">О</text:span>бщие черты чего оно модифицирует?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3"/>
      <text:p text:style-name="P84">Та грёбаный мир приводит в грёбанный порядок.</text:p>
      <text:p text:style-name="P84">Общие черты плохих привычек людей.</text:p>
      <text:p text:style-name="P84">Бесполезных действий, лестниц не к той стене и т.п.</text:p>
      <text:p text:style-name="P84">я думаю надо снять все эти куски видео. </text:p>
      <text:p text:style-name="P84">Хрен я найду то что мне нужно в Инете под СС0 лицензией.</text:p>
      <text:p text:style-name="P49"/>
      <text:p text:style-name="P49"/>
      <text:p text:style-name="P2"/>
      <text:p text:style-name="P46">Вопрос №4.</text:p>
      <text:p text:style-name="P3">ЧТО я вижу по этому поводу в своей фазе <text:span text:style-name="T2">(осоззнанном сне).</text:span></text:p>
      <text:p text:style-name="P2">Пойти в фазу <text:span text:style-name="T2">(осознанный сон) </text:span>и посмотреть:</text:p>
      <text:p text:style-name="P2">а) автоматизированное решение этого повторения</text:p>
      <text:p text:style-name="P2">- общая картина</text:p>
      <text:p text:style-name="P2">- вид под микроскопом</text:p>
      <text:p text:style-name="P2">- круг приемуществ</text:p>
      <text:p text:style-name="P2">- майндмапы этого</text:p>
      <text:p text:style-name="P2">- "куда идти"</text:p>
      <text:p text:style-name="P2">- "конечный пункт"</text:p>
      <text:p text:style-name="P2">- "как идти с точки зрения того, что есть сегодня, самым коротким путём к тому что я там вижу"</text:p>
      <text:p text:style-name="P2">- средства защиты от подделки</text:p>
      <text:p text:style-name="P2">- характеристики (измеримые параметры, по которым и без всей мешуры понятно, что вещь выгодна)</text:p>
      <text:p text:style-name="P2">- из каких материалов оно сделано (желательео чтоб было серебро-золото)</text:p>
      <text:p text:style-name="P2">б) максимизация прибыли (как с этого повторения, так и с его решения)</text:p>
      <text:p text:style-name="P2">не уверен пока что стоит так с размаху максимизировать прибыль того что ещё не понял, но можно глянуть.Т.е. Попроси в фазе свой мозг составить весь <text:span text:style-name="T2">этот </text:span>вопросник со всеми ответвлениями.</text:p>
      <text:p text:style-name="P2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84">Шото видел. Уже не помню.</text:p>
      <text:p text:style-name="P84">Мне это здоровье снилось ещё с Апреля.</text:p>
      <text:p text:style-name="P84">И 10 лет этим страдал.</text:p>
      <text:p text:style-name="P84">Может чего и видел.</text:p>
      <text:p text:style-name="P84">Вообще единственное что бросается в глаза это бессмысленность всего остального.</text:p>
      <text:p text:style-name="P85">Единственно правильный способ следить за своим здоровьем это избегание всего что вызывает проблемы.</text:p>
      <text:p text:style-name="P85">Вот и всё.</text:p>
      <text:p text:style-name="P85">И мне посрать что всякие “оли” будут мне тут умничать про страх и безграничный мир.</text:p>
      <text:p text:style-name="P22"/>
      <text:p text:style-name="P22"/>
      <text:p text:style-name="P47">Вопрос №5.</text:p>
      <text:p text:style-name="P5">Что бы ты сделал в рамках этой вещи такого, что если б появилась возможность сделать снова – ты сделал бы то же самое?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87">Сделал бы снова ресёрч. хз.</text:p>
      <text:p text:style-name="P87">Я его и сделал снова.</text:p>
      <text:p text:style-name="P51"/>
      <text:p text:style-name="P51"/>
      <text:p text:style-name="P51"/>
      <text:p text:style-name="P1"/>
      <text:p text:style-name="P47">Вопрос №6.</text:p>
      <text:p text:style-name="P5">Что я колдую? </text:p>
      <text:p text:style-name="P16">Что притягивается в мою жизнь, когда я имею эту проблему?</text:p>
      <text:p text:style-name="P1">Моя гипотеза, <text:span text:style-name="T3">которая может показать, </text:span>почему этот вопрос важен.</text:p>
      <text:p text:style-name="P24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87">Всё что я думаю мне для этого надо. Вон там комп недавно бросился в руки (хоть я его не взял).</text:p>
      <text:p text:style-name="P87">Щас смотрю блин взялся этот, как его… ванна УЗ.</text:p>
      <text:p text:style-name="P92">Много чего.</text:p>
      <text:p text:style-name="P92">Бля я этой ванной всё барахло в доме отмою.</text:p>
      <text:p text:style-name="P93">Ультразвук неубиваемый если не сгорит. <text:span text:style-name="T12">Хочу хочу.</text:span></text:p>
      <text:p text:style-name="P93"/>
      <text:p text:style-name="P86"/>
      <text:p text:style-name="P47">Вопрос №7.</text:p>
      <text:p text:style-name="P5">Что ты можешь сейчас сделать чтоб сделать себе хорошо?</text:p>
      <text:p text:style-name="P1"><text:span text:style-name="T3">Этот вопрос важен, потому что </text:span>многие вещи <text:span text:style-name="T3">часто </text:span>являются психосоматикой.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94">Жру торты вторую неделю.</text:p>
      <text:p text:style-name="P94">Дрочу каждый день.</text:p>
      <text:p text:style-name="P94">Смотрю порно.</text:p>
      <text:p text:style-name="P94">Ебусь.</text:p>
      <text:p text:style-name="P94">Шашлыки жру</text:p>
      <text:p text:style-name="P94">покупаю всё что взбредёт в голову</text:p>
      <text:p text:style-name="P94">пишу что хочу кому хочу.</text:p>
      <text:p text:style-name="P94">2-3 тёлки. Дохера всего.</text:p>
      <text:p text:style-name="P94">Дохера чего делал</text:p>
      <text:p text:style-name="P94">у меня торты и сахар аж из ушей уже лезут.</text:p>
      <text:p text:style-name="P95">Думаю я бы не купил УЗ ванну если б сахар не лез. Но пусть будет. Ванна полезна.</text:p>
      <text:p text:style-name="P96">Я на самом деле хочу одного. Продать весь хлам.</text:p>
      <text:p text:style-name="P96">Но я понимаю что мне это не светит раньше видео.</text:p>
      <text:p text:style-name="P96">И это меня останавливает.</text:p>
      <text:p text:style-name="P96">Ты не хочешь менять порядок</text:p>
      <text:p text:style-name="P96">а я не хочу признавать что гений придумавший это может жить в таком дерьме</text:p>
      <text:p text:style-name="P96"/>
      <text:p text:style-name="P96">ну раз живёшь в дерьме – люди это исправят. Снимай свои куски видео. да. Снимай. Ты правильно всё подумал. </text:p>
      <text:p text:style-name="P96">Возьми свою камеру на автонастройках. И сними этот грёбанынй нож.</text:p>
      <text:p text:style-name="P96">С этими грёбанными человечками. Накладёшь их поверх. Спецеффектами. Возмёшь футедж и поверх него наложишь точки…</text:p>
      <text:p text:style-name="P96">а хотя нет погоди. Тебе надо приклеить на нож всяких бактерий. На виртуальный нож можно конечно. Блендером. Но быстрее просто кусочки бумаги распечатать.</text:p>
      <text:p text:style-name="P96">Я хз. Я не знаю чувак. У меня депрессия от невозможности сделать то что я считаю нужно сделать.</text:p>
      <text:p text:style-name="P96"/>
      <text:p text:style-name="P96">Так делай ёпт. Я не против. Делай.</text:p>
      <text:p text:style-name="P96">Найди выход.</text:p>
      <text:p text:style-name="P96">Сделай из пластилина блин.</text:p>
      <text:p text:style-name="P96">Сделай 2Д анимацию хули.</text:p>
      <text:p text:style-name="P96">Есть нож. Есть бактерии на фоне. Вариации всегда есть.</text:p>
      <text:p text:style-name="P96">Куски видео в разных прогах и всё.</text:p>
      <text:p text:style-name="P97">Потому что это лучшее что ты можешь сделать без блендера.</text:p>
      <text:p text:style-name="P98">Та не щас. Когда закончишь. Что можно сделать чтоб сделать себе хорошо?</text:p>
      <text:p text:style-name="P98"/>
      <text:p text:style-name="P98">Хочу похвалу. За то чего я ещё не сделал.</text:p>
      <text:p text:style-name="P98"/>
      <text:p text:style-name="P98">А почему ты это не делаешь?</text:p>
      <text:p text:style-name="P98"/>
      <text:p text:style-name="P98">Вот вот. Это я и хочу выяснить.</text:p>
      <text:p text:style-name="P98"/>
      <text:p text:style-name="P99">Боишься быть первым. Ещё со времён школы. Хочешь разберём?</text:p>
      <text:p text:style-name="P99"/>
      <text:p text:style-name="P99">Да</text:p>
      <text:p text:style-name="P99"/>
      <text:p text:style-name="P99">выдели жирным</text:p>
      <text:p text:style-name="P99"/>
      <text:p text:style-name="P58">боюсь быть первым.</text:p>
      <text:p text:style-name="P58"/>
      <text:p text:style-name="P81">Хорошо. Всё. У меня всё. Перерыв 20 минут.</text:p>
      <text:p text:style-name="P81"/>
      <text:p text:style-name="P82">Прошёл час</text:p>
      <text:p text:style-name="P82"/>
      <text:p text:style-name="P82">ну и хорошо. И Джузер ответил. Всё нормально. Пиши дальше.</text:p>
      <text:p text:style-name="P51"/>
      <text:p text:style-name="P1"/>
      <text:p text:style-name="P47">Вопрос №8.</text:p>
      <text:p text:style-name="P6">Выскажись своему "видению" (этой проблемы). </text:p>
      <text:p text:style-name="P17">Т.е. представь диалог. </text:p>
      <text:p text:style-name="P17">Есть ты (от первого лица).</text:p>
      <text:p text:style-name="P17">Есть эта проблема (как личность, сидящая лицом к тебе).</text:p>
      <text:p text:style-name="P17">И скажи ей:</text:p>
      <text:p text:style-name="P6">- <text:span text:style-name="T4">что ты её любишь</text:span></text:p>
      <text:p text:style-name="P6">- <text:span text:style-name="T4">что не можешь без него жить</text:span></text:p>
      <text:p text:style-name="P6">- свое мнение</text:p>
      <text:p text:style-name="P6">- <text:span text:style-name="T4">свои тревоги</text:span></text:p>
      <text:p text:style-name="P6">- что <text:span text:style-name="T4">ты </text:span>видишь</text:p>
      <text:p text:style-name="P6">- <text:span text:style-name="T4">спроси его надо ли тебе </text:span>применить к нему какие-то коэффициенты <text:span text:style-name="T4">(обновить свои знания и ожидания в чём-то) </text:span>чтоб лучше его понять.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105">Первость ты решишь.</text:p>
      <text:p text:style-name="P105">То что я выйду хреновым – я даже не сомневаюсь, что ты сделаешь нормально.</text:p>
      <text:p text:style-name="P105">Ты не из тех кто клепает то что любит абы как.</text:p>
      <text:p text:style-name="P105"/>
      <text:p text:style-name="P105">…</text:p>
      <text:p text:style-name="P105"/>
      <text:p text:style-name="P105">иди.</text:p>
      <text:p text:style-name="P51"/>
      <text:p text:style-name="P51"/>
      <text:p text:style-name="P51"/>
      <text:p text:style-name="P1"/>
      <text:p text:style-name="P48">Вопрос №9.</text:p>
      <text:p text:style-name="P7">Представь <text:span text:style-name="T5">что ты видишь себя со стороны. </text:span></text:p>
      <text:p text:style-name="P18">В окружении таких же людей как ты (с такой же проблемой и такими же методами её решения).</text:p>
      <text:p text:style-name="P19">Но представь что ты – единственный кто считает что эти “принятые” решения нерабочие / нечестные / несправедливые / недостойные и т.п. </text:p>
      <text:p text:style-name="P19">И что ты единственный среди них кто верит что решить её можно только когда все вокруг неё обьеденятся.</text:p>
      <text:p text:style-name="P9">Что ты видишь?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60">Вижу чувака который не знаком с миром медицины.</text:p>
      <text:p text:style-name="P60">т.е. вижу что блядь ты сам по себе против всех.</text:p>
      <text:p text:style-name="P60">И не знаешь о чём говоришь.</text:p>
      <text:p text:style-name="P60">Мойте руки с мылом. До и после еды. Тоже мне новость блядь</text:p>
      <text:p text:style-name="P60">это не медицина. Это гадание.</text:p>
      <text:p text:style-name="P60">А что если у кого-то гангрена? Что ты будешь делать? Помидорки резать будешь квадратиками?</text:p>
      <text:p text:style-name="P60"/>
      <text:p text:style-name="P61">Нет. </text:p>
      <text:p text:style-name="P62">Это видео не о том как убрать гангрену. А о том что её бы и не было если б человек всегда выбирал лёгкие инструменты и резал кубиками и всё мыл.</text:p>
      <text:p text:style-name="P62">Вспомни средневековье. Сколько страшных болезней ушло в прошлое только потому что люди стали мыться.</text:p>
      <text:p text:style-name="P62"/>
      <text:p text:style-name="P62">…</text:p>
      <text:p text:style-name="P62"/>
      <text:p text:style-name="P62">и сейчас тоже средневековье по моему</text:p>
      <text:p text:style-name="P62"/>
      <text:p text:style-name="P62">ну это просто санитария блин.</text:p>
      <text:p text:style-name="P62"/>
      <text:p text:style-name="P62">Это нужно.</text:p>
      <text:p text:style-name="P62"/>
      <text:p text:style-name="P62">Ладно. У тебя от нас благословение. При условии что ты вычеркнишь вариант что “доктора – это плохо”.</text:p>
      <text:p text:style-name="P62"/>
      <text:p text:style-name="P63">Вот теперь отлично. Может даже спонсоров найдёшь. Теперь мы на тебя не набросимся. Врачи регулируют. Врачи не дают самоврачевателям себе навредить.</text:p>
      <text:p text:style-name="P63">Врачи шарят. Потому что они врачи. Равно как ты рубист с одного взгляда на проект можешь определить что всё хуёво. Или какие части надо доделать и переделать.</text:p>
      <text:p text:style-name="P63">2-3 года поработаешь и от зубов диагнозы будут отскакивать. Это не эрроганс. И да, ошибки случаются. Равно как и ты можешь подумать что ботлнек в базе данных хотя он например в н+1. </text:p>
      <text:p text:style-name="P63">Просто в твоей сфере могут например тормозиться финансы.</text:p>
      <text:p text:style-name="P63">А в наших сферах результат – смерть, ампутация, отравление и т.п.</text:p>
      <text:p text:style-name="P63">вспомни ту пилюлю сбивающую давление. Которую ты выпил целую и чуть не <text:span text:style-name="T13">умер от инфаркта </text:span>по дороге в больницу.</text:p>
      <text:p text:style-name="P64">А это был обычный н+1. Или н-1.</text:p>
      <text:p text:style-name="P64">т.е. тебе врачиха сразу сказала что делать чтоб тебя вытащить. Твоя мамаша довела тебя до этого бреда тупика и предсмертного припадка. А врачи вытащили.</text:p>
      <text:p text:style-name="P64">Твоя мать не врачь.</text:p>
      <text:p text:style-name="P64">А Попов врачь. Уролог. Вылечил твою письку одним рецептом.</text:p>
      <text:p text:style-name="P64"/>
      <text:p text:style-name="P64">…</text:p>
      <text:p text:style-name="P64"/>
      <text:p text:style-name="P65">а контравершл опинионс?</text:p>
      <text:p text:style-name="P65"/>
      <text:p text:style-name="P65">…….. тут да. Узконаправленные специалисты часто видят то что научены видеть. Есть такая проблема.</text:p>
      <text:p text:style-name="P65">Тут я согласен.</text:p>
      <text:p text:style-name="P65">Только позволь введу одну поправку. </text:p>
      <text:p text:style-name="P65">Люди в халатах спорят это дебаты. Вспомни как над тобой две медсестры советовались. И результат получился лучше чем если бы они играли в этот критичный момент в поломанный телефон.</text:p>
      <text:p text:style-name="P66">Присмерти ты был чувак.</text:p>
      <text:p text:style-name="P66">Я вообще в шоке как ты ещё жив.</text:p>
      <text:p text:style-name="P67">За тот год ты был:</text:p>
      <text:p text:style-name="P67">а) присмерти от отравления клеем</text:p>
      <text:p text:style-name="P67">б) присмерти от передозировки таблеткой сбивающей давление</text:p>
      <text:p text:style-name="P67">в) про твою головешку я вообще молчу. Как ты перелопачивал её вдоль и поперёк спартанскими методами.</text:p>
      <text:p text:style-name="P67">т.е. серьёзно. Убери контравершл опинионс наверно само видео.</text:p>
      <text:p text:style-name="P67">И найди вариант где чувак бегает по разным людям и получает разные советы</text:p>
      <text:p text:style-name="P67"/>
      <text:p text:style-name="P67">вопрос не в людях. Вопрос в доморощенных экспертах. Когда чувак в поезде мне рассказывал как жить, а алкаш под забором рассказывал противоположное.</text:p>
      <text:p text:style-name="P67"/>
      <text:p text:style-name="P67">Это да. Но это…</text:p>
      <text:p text:style-name="P67">это не контровершл опинионс.</text:p>
      <text:p text:style-name="P67">Это……. Блин как бы это тебе сказать.</text:p>
      <text:p text:style-name="P67">Это мамкины учёные. Те кого хвалили за то в чём они не разбираются.</text:p>
      <text:p text:style-name="P67">Которые идут лечить не имея ответственности за ошибку.</text:p>
      <text:p text:style-name="P67">Юридической.</text:p>
      <text:p text:style-name="P67">т.е. если ты его убьёшь за плохое лечение тебя посадят за убийство.</text:p>
      <text:p text:style-name="P67">А не его за халатность.</text:p>
      <text:p text:style-name="P68">Представь если б пластический хирург отрезал херово нос.</text:p>
      <text:p text:style-name="P68">Где нибудь в америке.</text:p>
      <text:p text:style-name="P68">Его бы засудили.</text:p>
      <text:p text:style-name="P68">Но когда речь идёт об отрезании частей твоей жизни – ты почему-то слушаешь всех.</text:p>
      <text:p text:style-name="P68">А не экспертов по отрезанию от жизни чего-либо.</text:p>
      <text:p text:style-name="P69">(читай психологов, <text:span text:style-name="T14">именно хороших, терапевтов</text:span>)</text:p>
      <text:p text:style-name="P70">не просто так ты любое изменение обсуждаешь с гештальт-листочком. </text:p>
      <text:p text:style-name="P70">Есть люди которые обсуждают с эксператми на стороне.</text:p>
      <text:p text:style-name="P70">Который спросит “зачем тебе это” и т.п.</text:p>
      <text:p text:style-name="P70"/>
      <text:p text:style-name="P71">так шо тут.</text:p>
      <text:p text:style-name="P72">Выходит я не могу даже пёрднуть без мнения второго человека? Который “эксперт в мотивациях”?</text:p>
      <text:p text:style-name="P72">Как можно ненавидеть свои потребности чтоб по поводу чего угодно исходящего из меня общаться с сотней советчиков?</text:p>
      <text:p text:style-name="P72"/>
      <text:p text:style-name="P72">Один вопрос. Ты бы хотел чтоб во время твоих общений с Олей с Хмельницка тебе попался психолог? Который бы тебе сказал “разбери её”</text:p>
      <text:p text:style-name="P72"/>
      <text:p text:style-name="P72">я разберал</text:p>
      <text:p text:style-name="P72"/>
      <text:p text:style-name="P72">нет. Ты разберал всё кроме своего мнения о ней.</text:p>
      <text:p text:style-name="P72"/>
      <text:p text:style-name="P72">…</text:p>
      <text:p text:style-name="P72"/>
      <text:p text:style-name="P72">иди отдохни ещё 20 минут. Или прийми тот факт что слушанье контравершл опинионов от дворовых экспертов (типа чувака который был пьяным алкашом и говорил “я тебе что угодно сделаю с ноутбуком, дай мне”) это болезнь.</text:p>
      <text:p text:style-name="P72">О ЧЁМ тебе с ним говорить?</text:p>
      <text:p text:style-name="P72">Не о чем. <text:span text:style-name="T15">Таких людей просто убивают. Если не ты то кто-то другой. И это будет самозащита. От этого даже в суде оправдают. Суде суде блядь судьи такие же люди как и ты. Если они увидят что на тебя напал бомж или пытался тебя развести а ты защищался то…</text:span></text:p>
      <text:p text:style-name="P73">хотя нет.</text:p>
      <text:p text:style-name="P73">Судьи – эксперты в осуждении. Эксперты в наказании. В мере наказания. Потому что бывают случаи когда он тебе щелбан или матюк а ты ему нож в горло – это не соразмерное наказание. Если б все так наказывали то в мире бы людей не осталось. <text:span text:style-name="T16">Видишь что на тебя кто-то едет с дубинкой? Выстрели ему предупредительным в ногу. Посигналь оглушающим сигналом. Брызни в глаза. Суть наказания – чтоб он больше так не делал. И чтоб у тебя зажило. Вылечить вред нанесённый его существованием.</text:span></text:p>
      <text:p text:style-name="P74"/>
      <text:p text:style-name="P74">К чему всё это?</text:p>
      <text:p text:style-name="P74"/>
      <text:p text:style-name="P74">К тому что если заменить в контравершл опинионс чуваков в халатах на чуваков под заборами то ты будешь святой человек.</text:p>
      <text:p text:style-name="P74"/>
      <text:p text:style-name="P74">А ничо что врачи тоже ошибаются?</text:p>
      <text:p text:style-name="P74"/>
      <text:p text:style-name="P74">А ничо что ты ходил к людям кторые не эксперты?</text:p>
      <text:p text:style-name="P75">И вообще. Чтоб такой хуйни не было (чтоб качество мнения врачей не скатывалось до уровня мнения подзаборных алкашей) ввели симейного врача. Который скажет что с тобой ПРИМЕРНО ЕЩЁ ДО ТОГО КАК ТЫ ПОЛУЧИШЬ НАПРАВЛЕНИЕ КУДА-ТО К КОМУ-ТО.</text:p>
      <text:p text:style-name="P75">А то что ты ходил не к тем экспертам обьясняется тем что…</text:p>
      <text:p text:style-name="P75"/>
      <text:p text:style-name="P75">что. Что я себя херово диагностировал? Вспомни зуб. Вспомни СКОЛЬКО раз я ходил к ней и она мне тыкала эти ватки.</text:p>
      <text:p text:style-name="P75">И я ей говорил что мол вот блядь меня не устраивает ходить. А альтернативы не было. Миллион раз такое было.</text:p>
      <text:p text:style-name="P75"/>
      <text:p text:style-name="P76">Диагност типа Повар – это человек который определит, под какой станок кинуть девайс чтоб он заработал. Всё.</text:p>
      <text:p text:style-name="P76">Понятное дело реставрация всего организма это физиотерапия. Ты прийдёшь – тебя спросят “что стряслось” (почему ты не работаешь). Выслушают симптомы.</text:p>
      <text:p text:style-name="P76">Хоть одним ухом.</text:p>
      <text:p text:style-name="P76"/>
      <text:p text:style-name="P76">Я видел как она слушает. До жопы ей все мои слова. Хоп хоп и следующий.</text:p>
      <text:p text:style-name="P76"/>
      <text:p text:style-name="P76">А что у тебя болит? Может к психологу сходи? </text:p>
      <text:p text:style-name="P76">Если у тебя ноет что-то в подсознанке это не её доля.</text:p>
      <text:p text:style-name="P76"/>
      <text:p text:style-name="P76">У всех ноет в подсознанке</text:p>
      <text:p text:style-name="P76"/>
      <text:p text:style-name="P76">угу. И у всех с телами проблемы. Это не ответ.</text:p>
      <text:p text:style-name="P76"/>
      <text:p text:style-name="P76">Что? На терапию записаться?</text:p>
      <text:p text:style-name="P76"/>
      <text:p text:style-name="P77">да. а тогда видео</text:p>
      <text:p text:style-name="P77"/>
      <text:p text:style-name="P77">э нет.</text:p>
      <text:p text:style-name="P77"/>
      <text:p text:style-name="P77">Я просто хочу тебе показать что если убрать из видео мнения всех врачей то……… всё что останется будет истинная медицина.</text:p>
      <text:p text:style-name="P77"/>
      <text:p text:style-name="P78">Короче ты говоришь я больной, надежды нет, всё потеряно, не надо видео надо разбирать почему я его делаю.</text:p>
      <text:p text:style-name="P78"/>
      <text:p text:style-name="P78">Ни разу я это не говорил. Я говорю что стрессы оно не вылечит. Ты написал “здоровье”. Хотя здоровье может быть и финансовое и социальное и психическое и сексуальное и много чего другого.</text:p>
      <text:p text:style-name="P78"/>
      <text:p text:style-name="P79">Могу выделить жырным “много чего другого” если ты считаешь что это ответвлениями</text:p>
      <text:p text:style-name="P79"/>
      <text:p text:style-name="P79">я просто говорю что твои кубики не решают вещей по здоровью логистическому например</text:p>
      <text:p text:style-name="P79"/>
      <text:p text:style-name="P79">НЕ РЕШАЮТ. ПОТОМУ Я И СДЕЛАЮ ДРУГИЕ ВИДЕО.</text:p>
      <text:p text:style-name="P79"/>
      <text:p text:style-name="P79">Я понял. Это сериал. Окей.</text:p>
      <text:p text:style-name="P80">Скажешь. <text:span text:style-name="T17">Эпизод 1.</text:span></text:p>
      <text:p text:style-name="P50"/>
      <text:p text:style-name="P24"/>
      <text:p text:style-name="P1"/>
      <text:p text:style-name="P22">Вопрос №10. </text:p>
      <text:p text:style-name="P10">Что НА САМОМ ДЕЛЕ произошло?</text:p>
      <text:p text:style-name="P8">- <text:span text:style-name="T6">события</text:span></text:p>
      <text:p text:style-name="P8">- <text:span text:style-name="T6">причины</text:span></text:p>
      <text:p text:style-name="P8">- <text:span text:style-name="T6">следствия</text:span></text:p>
      <text:p text:style-name="P8">- роль <text:span text:style-name="T6">этого события между этими причинами и этими следствиями?</text:span></text:p>
      <text:p text:style-name="P21"><text:span text:style-name="T6">(</text:span>по сути <text:span text:style-name="T6">это поисковой ресёрч – сбор фактов, причин, следствий и связей).</text:span></text:p>
      <text:p text:style-name="P2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106">Та блядь. Сто раз говорил уже. Сделал майндмап по здоровью. Пришёл к определённым выводам. </text:p>
      <text:p text:style-name="P106">Попытался внедрять их в жизнь.</text:p>
      <text:p text:style-name="P106">Меня начали спрашивать мол “как жить”. И я давал им это в качестве ответа.</text:p>
      <text:p text:style-name="P106">А до этого понял что надо шерить результаты своей работы с миром.</text:p>
      <text:p text:style-name="P106">И вот так и вышло.</text:p>
      <text:p text:style-name="P88"/>
      <text:p text:style-name="P88">… <text:span text:style-name="T18">эпизод 1… интересно.</text:span></text:p>
      <text:p text:style-name="P88"/>
      <text:p text:style-name="P106">Та интересно пиздец.</text:p>
      <text:p text:style-name="P106"/>
      <text:p text:style-name="P107">Делиться надо. Но <text:span text:style-name="T17">в интересной форме.</text:span></text:p>
      <text:p text:style-name="P107">В форме в которой хочется понять о чём речь. Вникнуть.</text:p>
      <text:p text:style-name="P107">Спорить друг с другом “он об этом – нет, он об этом”.</text:p>
      <text:p text:style-name="P107">А так… это научный доклад какой-то… в мире диетологов.</text:p>
      <text:p text:style-name="P107"/>
      <text:p text:style-name="P107">…</text:p>
      <text:p text:style-name="P107"/>
      <text:p text:style-name="P108">всё. Я всё сказал.</text:p>
      <text:p text:style-name="P108">Начало интересной формы положено здесь.</text:p>
      <text:p text:style-name="P108">Я не в курсе, что ты можешь сделать чтоб оно было ещё более интересным.</text:p>
      <text:p text:style-name="P108">Пока что ты не тянешь на продюссера.</text:p>
      <text:p text:style-name="P108">Но ты прав.</text:p>
      <text:p text:style-name="P108">Врачи бывают идиоты.</text:p>
      <text:p text:style-name="P100">Напиши “ступид опинионс”</text:p>
      <text:p text:style-name="P100">и алкаша с мнением.</text:p>
      <text:p text:style-name="P51"/>
      <text:p text:style-name="P21"/>
      <text:p text:style-name="P22">Вопрос №11.</text:p>
      <text:p text:style-name="P8">Является ли эта вещь шкалой? </text:p>
      <text:p text:style-name="P10">Чтоб выяснить – спроецируй себя в такие ситуации (просто запиши, если бы ты был в каждой из них, как бы она выглядела):</text:p>
      <text:p text:style-name="P8"><text:span text:style-name="T6">Если “р</text:span>еш<text:span text:style-name="T6">у </text:span>задачу = <text:span text:style-name="T6">пятёрка [подарок, </text:span>социальное признание<text:span text:style-name="T6">]</text:span>, не реш<text:span text:style-name="T6">у</text:span> = ремень [нарушение моей целостности]".</text:p>
      <text:p text:style-name="P10">И наоборот.</text:p>
      <text:p text:style-name="P10">Если “решу задачу = ремень, не решу = пятёрка (подарок, статус и т.п.).”</text:p>
      <text:p text:style-name="P22">Один вариант может казаться более знакомым чем другой.</text:p>
      <text:p text:style-name="P21">Любая шкала почти всегда навязана (1% где-то природного происхождения).</text:p>
      <text:p text:style-name="P21"><text:span text:style-name="T6">И</text:span> она воюет <text:span text:style-name="T6">ремнями и статусами </text:span>за право жизни <text:span text:style-name="T6">в сердцах людей.</text:span></text:p>
      <text:p text:style-name="P21">Не имея этого "конструкта шкалы" ты перестанешь отходить от задачи чтоб доказать кому-то её важность.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109">Нет. </text:p>
      <text:p text:style-name="P109">Не было ресёрча – не было и мнения</text:p>
      <text:p text:style-name="P109">теперь мнение есть.</text:p>
      <text:p text:style-name="P109">Все сцены сними сам и всё.</text:p>
      <text:p text:style-name="P110">т.е. оно уже интересно. Поверь.</text:p>
      <text:p text:style-name="P110">А с этим ресёрчем ещё интереснее.</text:p>
      <text:p text:style-name="P110">Но сними сам и ты поймёшь ценность твоей стрелы.</text:p>
      <text:p text:style-name="P110">Ты злишься только потому что на стоках нет сцен, которые ты запланировал.</text:p>
      <text:p text:style-name="P110"/>
      <text:p text:style-name="P111">И как я сниму остров или пустыню?</text:p>
      <text:p text:style-name="P111"/>
      <text:p text:style-name="P112">Дроном. </text:p>
      <text:p text:style-name="P112">Поедь сука на остров и сними там дроном кадр. Хули.</text:p>
      <text:p text:style-name="P112"/>
      <text:p text:style-name="P112">Брат. Где я возьму бабки на такое.</text:p>
      <text:p text:style-name="P112"/>
      <text:p text:style-name="P113">Там же где взял на видео. Автостопщиком будь </text:p>
      <text:p text:style-name="P113"/>
      <text:p text:style-name="P113">автостопщики на остров не доедут</text:p>
      <text:p text:style-name="P113"/>
      <text:p text:style-name="P113">доезжают ещё как.</text:p>
      <text:p text:style-name="P114">Ладно я понял. Ты не хочешь длинных диалогов. Сними всё что можешь сам. Не выбрасывай сцены стрелы только потому что у тебя… денег нету.</text:p>
      <text:p text:style-name="P115">Миру известно много фильмов которые были сняты из говна и палок и стали всемирно признанными шедеврами.</text:p>
      <text:p text:style-name="P116">Интро тоже можешь поменять. Хочешь огонь – хрен с ним. Но более … мягко чтоли. Плавный вход. В 3Д. Можешь <text:span text:style-name="T17">зарендерить в опеншоте свой логотип, мягкий</text:span>. Овернайт.</text:p>
      <text:p text:style-name="P116">Получится думаю охуенно. Думаю ты уже знаешь какой.</text:p>
      <text:p text:style-name="P116"/>
      <text:p text:style-name="P116">Ща гляну</text:p>
      <text:p text:style-name="P116"/>
      <text:p text:style-name="P116">не ща.</text:p>
      <text:p text:style-name="P116">Потом</text:p>
      <text:p text:style-name="P116"/>
      <text:p text:style-name="P51"/>
      <text:p text:style-name="P51"/>
      <text:p text:style-name="P51"/>
      <text:p text:style-name="P1"/>
      <text:p text:style-name="P22"/>
      <text:p text:style-name="P22">Вопрос №12.</text:p>
      <text:p text:style-name="P10">Сделай “сборку” этого вопроса.</text:p>
      <text:p text:style-name="P8"><text:span text:style-name="T6">П</text:span>рочувствуй <text:span text:style-name="T6">внутренние процессы</text:span>:</text:p>
      <text:p text:style-name="P8">- это<text:span text:style-name="T6">го</text:span> событи<text:span text:style-name="T6">я</text:span></text:p>
      <text:p text:style-name="P8">- вс<text:span text:style-name="T6">его </text:span>что с ним связано</text:p>
      <text:p text:style-name="P8">- <text:span text:style-name="T6">тебя</text:span></text:p>
      <text:p text:style-name="P8">- <text:span text:style-name="T6">того что тебя с ним </text:span>обьединяет</text:p>
      <text:p text:style-name="P8">- <text:span text:style-name="T6">всех прохожих проходящих мимо этого события</text:span></text:p>
      <text:p text:style-name="P8">- информационного поля</text:p>
      <text:p text:style-name="P8">- всех остальных во вселенной</text:p>
      <text:p text:style-name="P21">  * чтоб дать мозгам понять что ты решил что-то в этом плане навсегда изменить. </text:p>
      <text:p text:style-name="P21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<text:span text:style-name="T6">н</text:span>астоящего момента).</text:p>
      <text:p text:style-name="P24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117">Первая мысль.</text:p>
      <text:p text:style-name="P101">На каждую сцену свой саундтрек. В соответствии к внутреннему состоянию смотрящего.</text:p>
      <text:p text:style-name="P101">т.е. если огонь – поставь звуки костра. Если летят буквы – пускай будет слышен свист их падения.</text:p>
      <text:p text:style-name="P117">Других мыслей пока нету.</text:p>
      <text:p text:style-name="P117">И посиди с Мусей.</text:p>
      <text:p text:style-name="P51"/>
      <text:p text:style-name="P21"/>
      <text:p text:style-name="P31">Вопрос №13.</text:p>
      <text:p text:style-name="P4">Представь что эта вещь (проблема) летает в вакууме, в котором нет ни энергии ни других вещей. Что ты видишь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18">Вижу майндмап.</text:p>
      <text:p text:style-name="P118">В доступной быдлу форме.</text:p>
      <text:p text:style-name="P118">Не каждый схавает.</text:p>
      <text:p text:style-name="P118">Хотя так как ты его описываешь… может и схавали бы.</text:p>
      <text:p text:style-name="P118">Саму суть точно поймут. Но я замечу что документ они не составляют с тобой.</text:p>
      <text:p text:style-name="P118">Таймлепса не видели.</text:p>
      <text:p text:style-name="P118">Так что всё это на веру.</text:p>
      <text:p text:style-name="P119">Ты уверен кстати что ты можешь так прям сказать что мол “самое чатое причина заболеванией скелета – то-то и то-то”?</text:p>
      <text:p text:style-name="P119">т.е. разнообразность самая высокая у тех что выше.</text:p>
      <text:p text:style-name="P119">Но не частота по количеству людей.</text:p>
      <text:p text:style-name="P120">т.е. таки <text:span text:style-name="T17">нужно сказать, что “частота не имеет смысла потому что исторически эти данные неточные, единственное что имеет ценность – это разнообразность последствий”</text:span></text:p>
      <text:p text:style-name="P121"><text:span text:style-name="T19">вот. </text:span></text:p>
      <text:p text:style-name="P121"><text:span text:style-name="T19">На этом всё.</text:span></text:p>
      <text:p text:style-name="P52"/>
      <text:p text:style-name="P52"/>
      <text:p text:style-name="P32"/>
      <text:p text:style-name="P1"/>
      <text:p text:style-name="P31">Вопрос №14.</text:p>
      <text:p text:style-name="P4">Чем (какими своими частями) этот пункт решает повторяющиеся проблемы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22">Сценами.</text:p>
      <text:p text:style-name="P122">хз. инструкциями</text:p>
      <text:p text:style-name="P122">результатами.</text:p>
      <text:p text:style-name="P122">Показателями как их воспроизвести</text:p>
      <text:p text:style-name="P122">всеми частями видео.</text:p>
      <text:p text:style-name="P122">хз.</text:p>
      <text:p text:style-name="P122">планом</text:p>
      <text:p text:style-name="P122">стрелой</text:p>
      <text:p text:style-name="P122">всем этим добром.</text:p>
      <text:p text:style-name="P52"/>
      <text:p text:style-name="P32"/>
      <text:p text:style-name="P1"/>
      <text:p text:style-name="P31">Вопрос №15.</text:p>
      <text:p text:style-name="P4">Почему (по каким причинам этот пункт решает повторяющиеся проблемы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23">Потому что люди смотрят.</text:p>
      <text:p text:style-name="P123">И офигивают.</text:p>
      <text:p text:style-name="P123"/>
      <text:p text:style-name="P124">Я тебе напомню что чтоб офигеть не обязательно бомбить сразу всем что у тебя есть.</text:p>
      <text:p text:style-name="P124">Это вполне может быть как история чувака. Который всё перепробовал. Прежде чем найти путь.</text:p>
      <text:p text:style-name="P124">История меня. Моя биография.</text:p>
      <text:p text:style-name="P125">т.е. не “я вас учу”</text:p>
      <text:p text:style-name="P125">а “я пробовал”.</text:p>
      <text:p text:style-name="P125">От первого лица.</text:p>
      <text:p text:style-name="P125">Вполне себе.</text:p>
      <text:p text:style-name="P126">А ещё лучше…</text:p>
      <text:p text:style-name="P126"/>
      <text:p text:style-name="P126">что?</text:p>
      <text:p text:style-name="P126"/>
      <text:p text:style-name="P126">Ищё лучше не забивать голову неправильными путями. Люди могут запомнить только первые 10 минут. А потом …. хотя ты перечеркнул…</text:p>
      <text:p text:style-name="P126">… хм.</text:p>
      <text:p text:style-name="P126">Я не знаю. Я не могу сказать что… </text:p>
      <text:p text:style-name="P127">сука. Она неверно делает.</text:p>
      <text:p text:style-name="P127"/>
      <text:p text:style-name="P127">… успокойся</text:p>
      <text:p text:style-name="P127"/>
      <text:p text:style-name="P127">НЕТ БЛЯДЬ Я ОБЯЗАН НАУЧИТЬ. Я НЕ МОГУ ЖИТЬ С БАБОЙ ДУРНЕЕ МЕНЯ.</text:p>
      <text:p text:style-name="P127"/>
      <text:p text:style-name="P127">Почему?</text:p>
      <text:p text:style-name="P127"/>
      <text:p text:style-name="P127">Эм</text:p>
      <text:p text:style-name="P127"/>
      <text:p text:style-name="P127">почему ты не можешь жить с бабой дурнее тебя?</text:p>
      <text:p text:style-name="P127"/>
      <text:p text:style-name="P127">Я боюсь быть самым умным в этом доме. Потому что тогда все недочёты этого дома станут моей виной.</text:p>
      <text:p text:style-name="P52"/>
      <text:p text:style-name="P128">Так что. Ошибся значит пусть исправляет. Так?</text:p>
      <text:p text:style-name="P128"/>
      <text:p text:style-name="P129">да. конечно. А как иначе.</text:p>
      <text:p text:style-name="P129"/>
      <text:p text:style-name="P129">А если не умеет?</text:p>
      <text:p text:style-name="P129"/>
      <text:p text:style-name="P130">А если не умеет пусть платит за мой поход к тому кто умеет исправить мою проблему + нанесённый им ущерб</text:p>
      <text:p text:style-name="P130"/>
      <text:p text:style-name="P130">а если нет денег?</text:p>
      <text:p text:style-name="P130"/>
      <text:p text:style-name="P130">Пусть отрабатывает.</text:p>
      <text:p text:style-name="P130"/>
      <text:p text:style-name="P130">Вот. Это я и хотел услышать.</text:p>
      <text:p text:style-name="P130"/>
      <text:p text:style-name="P130">Что</text:p>
      <text:p text:style-name="P130"/>
      <text:p text:style-name="P130">пусть отрабатывает как умееет. Сказал что сделает, попал на 5 тыс грн – пусть пиздует на стройку и делает то что умеет пока не вернёт 5 тыс.</text:p>
      <text:p text:style-name="P130"/>
      <text:p text:style-name="P130">да.</text:p>
      <text:p text:style-name="P130"/>
      <text:p text:style-name="P130">это единственная роль денег которую ты не учёл.</text:p>
      <text:p text:style-name="P130"/>
      <text:p text:style-name="P130">Учёл</text:p>
      <text:p text:style-name="P130"/>
      <text:p text:style-name="P130">нет.</text:p>
      <text:p text:style-name="P130"/>
      <text:p text:style-name="P131">Ты не обязан стоять и слушать мнение алкаша.</text:p>
      <text:p text:style-name="P131">Ты не обязан ни с кем быть вежливым</text:p>
      <text:p text:style-name="P131">берёшь что тебе нужно и идёшь дальше.</text:p>
      <text:p text:style-name="P131">И хватит думать что это не так. Что есть что-то ещё полезное в жизни.</text:p>
      <text:p text:style-name="P131">Кроме брание того что тебе надо</text:p>
      <text:p text:style-name="P131"/>
      <text:p text:style-name="P131">боже как я хочу иметь видео в онлайне</text:p>
      <text:p text:style-name="P131"/>
      <text:p text:style-name="P131">не гонись за миллионом просмотров. Гонись за донесением сути максимальному проценту людей.</text:p>
      <text:p text:style-name="P131">Сделай звуки и эпизод 1. и будет норм.</text:p>
      <text:p text:style-name="P52"/>
      <text:p text:style-name="P32"/>
      <text:p text:style-name="P33">Вопрос №16.</text:p>
      <text:p text:style-name="P4">Можно ли (и стоит ли) решить повторяющуюся проблему, котор<text:span text:style-name="T7">ую</text:span> оно решает, <text:span text:style-name="T7">так </text:span>чтоб это повторение создавало меньше заморочек для меня?</text:p>
      <text:p text:style-name="P33">Скорей всего нет, ещё рано что-то менять, но посмотреть стоит.</text:p>
      <text:p text:style-name="P26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132">Убедить всех резать вещи кубиками?</text:p>
      <text:p text:style-name="P132">На то оно и видео… и каналы и дневник и всё остальное.</text:p>
      <text:p text:style-name="P132"/>
      <text:p text:style-name="P132">да. верно. Тут всё в порядке.</text:p>
      <text:p text:style-name="P53"/>
      <text:p text:style-name="P34"/>
      <text:p text:style-name="P33">Вопрос №17.</text:p>
      <text:p text:style-name="P4">Какой перманентный вред нанесённый мне оно решает?</text:p>
      <text:p text:style-name="P26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133">Я помню когда я учил это для себя я встречал идиотов которые что-то об этом знают но не настолько чтоб прям 100% в соответствии с тем что я заресёрчил.</text:p>
      <text:p text:style-name="P133">И тратили кучи бабла на эти решения.</text:p>
      <text:p text:style-name="P133">Я до сих пор помню пароварку совмещённую с пивом блин.</text:p>
      <text:p text:style-name="P133"/>
      <text:p text:style-name="P133">А почему у тебя тут нет пароварок?</text:p>
      <text:p text:style-name="P133"/>
      <text:p text:style-name="P133">хз. потому что плевать как ты регулируешь химикаты поступающие в твоё тело. Главное регулируй.</text:p>
      <text:p text:style-name="P133">Бля я этим ультрасоником буду чистить сука ВСЁ.</text:p>
      <text:p text:style-name="P133"/>
      <text:p text:style-name="P133">Будешь. Расслабься. А то сожжёшь.</text:p>
      <text:p text:style-name="P133"/>
      <text:p text:style-name="P134">Первым делом кину туда все бусы. Всю мамкину бижутерию. Одной ходкой.</text:p>
      <text:p text:style-name="P134"/>
      <text:p text:style-name="P134">)))))))))))))))))))))))))))))))))))))) монеты почисти. И значки. Нахуй тебе её бижутерия.</text:p>
      <text:p text:style-name="P134">Лично я хочу напильник почистить для начала. <text:span text:style-name="T20">Тот который ногти чистит.</text:span></text:p>
      <text:p text:style-name="P135">Короче. Хорошо что купил. Жалко лишь что за ворованные деньги.</text:p>
      <text:p text:style-name="P135"/>
      <text:p text:style-name="P135">Ещё дадут.</text:p>
      <text:p text:style-name="P135"/>
      <text:p text:style-name="P135">ПРОЕКТУ. Ты обещал.</text:p>
      <text:p text:style-name="P135"/>
      <text:p text:style-name="P135">…</text:p>
      <text:p text:style-name="P135"/>
      <text:p text:style-name="P135">короче ты боишься быть первым. Другого ничего нету. Остальное – нюансы по видео.</text:p>
      <text:p text:style-name="P53"/>
      <text:p text:style-name="P53"/>
      <text:p text:style-name="P53">…</text:p>
      <text:p text:style-name="P34"/>
      <text:p text:style-name="P36">Вопрос №18.</text:p>
      <text:p text:style-name="P11">Какие у него есть методы решения этого перманентного вреда нанесённого мне?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35">Вот их и рассмотрим.</text:p>
      <text:p text:style-name="P54"/>
      <text:p text:style-name="P54"/>
      <text:p text:style-name="P54">…</text:p>
      <text:p text:style-name="P35"/>
      <text:p text:style-name="P36">Вопрос №19.</text:p>
      <text:p text:style-name="P11">Чьи ещё повторяющиеся проблемы и перманентные вреды оно решает и какими методами? </text:p>
      <text:p text:style-name="P11">И могу ли я их решить <text:span text:style-name="T8">сам?</text:span></text:p>
      <text:p text:style-name="P11">(а.к.а. Распутать гадюшник, <text:span text:style-name="T8">взять на себя роль делающую этот пункт ценным</text:span>).</text:p>
      <text:p text:style-name="P1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35">Аналогичные экономичные ошибки. “эпизод 1” в конце. А не в кликбейте.</text:p>
      <text:p text:style-name="P135"/>
      <text:p text:style-name="P135">К</text:p>
      <text:p text:style-name="P135"/>
      <text:p text:style-name="P135">у меня всё.</text:p>
      <text:p text:style-name="P135">Миллионы людей не знают как жить. Миллиарды. Это даже не ресёрч. В идеале такое должно занимать 1 день а не 2 недели.</text:p>
      <text:p text:style-name="P135">Но я понимаю что ты учишься.</text:p>
      <text:p text:style-name="P135">Чтоб заняло один день тебе нужна команда специалистов в разных сферах муви мейкинга.</text:p>
      <text:p text:style-name="P135">Но она будет. Просто делай</text:p>
      <text:p text:style-name="P135">ты поймёшь чего нехватает.</text:p>
      <text:p text:style-name="P54">…</text:p>
      <text:p text:style-name="P35"/>
      <text:p text:style-name="P36"/>
      <text:p text:style-name="P36">Вопрос №20.</text:p>
      <text:p text:style-name="P11">Решения каких повторяющихся проблем и нанесённых кому-то перманентных вредов этой вещи избыточно? (в мире) </text:p>
      <text:p text:style-name="P35">Т.е. <text:span text:style-name="T8">какие вещи ему н</text:span>астолько просто <text:span text:style-name="T8">решать</text:span>, что ему решать их "одним больше одним, меньше - пофиг - никаких существенных дополнительных энергозатрат <text:span text:style-name="T8">при росте нагрузки</text:span>".</text:p>
      <text:p text:style-name="P1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35">Таких же проблем как были у меня.</text:p>
      <text:p text:style-name="P135"/>
      <text:p text:style-name="P135">Умничка.</text:p>
      <text:p text:style-name="P54"/>
      <text:p text:style-name="P54"/>
      <text:p text:style-name="P54">…</text:p>
      <text:p text:style-name="P35"/>
      <text:p text:style-name="P1"/>
      <text:p text:style-name="P36">Вопрос №21.</text:p>
      <text:p text:style-name="P4">Как это повторение делает меня лучше?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35">Больше никогда не буду думать что я хуже каких-то алкашей.</text:p>
      <text:p text:style-name="P135">Больше никогда не буду сомневаться в том стоит себе вредить или нет ради тех кто ошибается.</text:p>
      <text:p text:style-name="P135">Не стоит.</text:p>
      <text:p text:style-name="P135">Я просто буду иметь бабки.</text:p>
      <text:p text:style-name="P135">И не буду больше общаться с долбоёбами.</text:p>
      <text:p text:style-name="P135">Или буду но … более … контролированно.</text:p>
      <text:p text:style-name="P135">Ютюб теперь мой секретарь.</text:p>
      <text:p text:style-name="P135"/>
      <text:p text:style-name="P135">Браво. Наконец-то. Всё. У меня всё. Иди. Спасибо что понял.</text:p>
      <text:p text:style-name="P54"/>
      <text:p text:style-name="P54"/>
      <text:p text:style-name="P54">…</text:p>
      <text:p text:style-name="P36"/>
      <text:p text:style-name="P36"/>
      <text:p text:style-name="P36">Вопрос №22.</text:p>
      <text:p text:style-name="P11">Задай себе вопрос, на каком этапе твоей жизни это возникло впервые.</text:p>
      <text:p text:style-name="P11">И представь что ты <text:span text:style-name="T8">тогдашний </text:span>(того возраста) говоришь об этом понятии себе сегодняшнему. Слово в слово. </text:p>
      <text:p text:style-name="P35">Тоже <text:span text:style-name="T8">глубокая </text:span>терапия. Чтоб не тыкать себе палки в колёса дальше на этом пути</text:p>
      <text:p text:style-name="P1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36">Та 10 лет назад. 8. любые отклонения в неверном направлении означали голод посреди незнакомого города.</text:p>
      <text:p text:style-name="P136">Только достоверная инфа позволяет выжить.</text:p>
      <text:p text:style-name="P136"/>
      <text:p text:style-name="P136">Наконец-то.</text:p>
      <text:p text:style-name="P102">+ increase survival skill</text:p>
      <text:p text:style-name="P54"/>
      <text:p text:style-name="P54">...</text:p>
      <text:p text:style-name="P136">у меня всё.</text:p>
      <text:p text:style-name="P35"/>
      <text:p text:style-name="P1"/>
      <text:p text:style-name="P36">Вопрос №23.</text:p>
      <text:p text:style-name="P4">БЛАГОДАРНОСТЬ</text:p>
      <text:p text:style-name="P12">Проговори в уме:</text:p>
      <text:p text:style-name="P12">Я благодарю…:</text:p>
      <text:p text:style-name="P4">- <text:span text:style-name="T8">его </text:span>(предмет <text:span text:style-name="T8">вопроса</text:span>)</text:p>
      <text:p text:style-name="P4">- его существовани<text:span text:style-name="T8">е</text:span></text:p>
      <text:p text:style-name="P4">- всё что он(о) даёт</text:p>
      <text:p text:style-name="P4">- всех кто мне что либо даёт когда оно у меня есть</text:p>
      <text:p text:style-name="P4">- всё что мне приходит когда оно у меня есть</text:p>
      <text:p text:style-name="P4">- все методы делать себе хорошо которые мне доступны когда оно у меня есть</text:p>
      <text:p text:style-name="P4">- всё что не мешает и не сопротивляется созданию, поддержанию и защите этого (или вакуумов в которых оно есть)</text:p>
      <text:p text:style-name="P4">- всех ради кого оно создаётся поддерживается и защищается</text:p>
      <text:p text:style-name="P4">- всё ради чего оно создаётся поддерживается и защищается</text:p>
      <text:p text:style-name="P4">- всё чем я есть когда оно у меня есть <text:span text:style-name="T8">(</text:span>это защита от тех кто мне будет упрекать что <text:s/>я чего-то “не заслужил”, <text:span text:style-name="T8">и</text:span>ли <text:span text:style-name="T8">что я “</text:span>что-то не так сделал и заслужил проблему”. Упырей короче которые пытаются меня добить <text:span text:style-name="T8">воспользовавшись этой проблемой).</text:span></text:p>
      <text:p text:style-name="P1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37">Делай для Оли.</text:p>
      <text:p text:style-name="P137">Но качественно.</text:p>
      <text:p text:style-name="P137">И так чтоб поняла.</text:p>
      <text:p text:style-name="P137">Так как ты щас делаешь – наиболее понятно. Но нудно.</text:p>
      <text:p text:style-name="P137">Добавь спецэффектов. Звуков. Посмотрим. Думаю ты потянешь.</text:p>
      <text:p text:style-name="P54"/>
      <text:p text:style-name="P54"/>
      <text:p text:style-name="P54">…</text:p>
      <text:p text:style-name="P35"/>
      <text:p text:style-name="P1"/>
      <text:p text:style-name="P36">Вопрос №24.</text:p>
      <text:p text:style-name="P11"><text:span text:style-name="T8">БЛАГОДАРНОСТЬ </text:span>АЛЬТЕРНАТИВЫ.</text:p>
      <text:p text:style-name="P12">Т.е. как предыдущий вопрос №23, но на этот раз я благодарю:</text:p>
      <text:p text:style-name="P12">- альтернативу этого вопроса (то что достигает той же цели противоположными результатами)</text:p>
      <text:p text:style-name="P12">- существование альтернативы</text:p>
      <text:p text:style-name="P12">- всё что мне альтернатива даёт</text:p>
      <text:p text:style-name="P11">- всех кто мне что либо даёт когда у меня есть <text:span text:style-name="T8">альтернатива</text:span></text:p>
      <text:p text:style-name="P11">- всё что мне приходит когда у меня есть <text:span text:style-name="T8">альтернатива</text:span></text:p>
      <text:p text:style-name="P11">- все методы делать себе хорошо которые мне доступны когда у меня <text:span text:style-name="T8">альтернатива</text:span></text:p>
      <text:p text:style-name="P11">- всё что не мешает и не сопротивляется созданию, поддержанию и защите <text:span text:style-name="T8">альтернативы</text:span></text:p>
      <text:p text:style-name="P11">- всех ради кого <text:span text:style-name="T8">альтернатива этой вещи </text:span>создаётся поддерживается и защищается</text:p>
      <text:p text:style-name="P11">- всё ради чего <text:span text:style-name="T8">альтернатива </text:span>создаётся поддерживается и защищается</text:p>
      <text:p text:style-name="P12">- всё чем я есть когда у меня есть альтернатива</text:p>
      <text:p text:style-name="P36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38">+</text:p>
      <text:p text:style-name="P138">в плане производства ультразвук – довольно второстепенная вещь.</text:p>
      <text:p text:style-name="P138">Но в плане обслуживания… это апофиоз.</text:p>
      <text:p text:style-name="P140">Круче этого только яйца чувак.</text:p>
      <text:p text:style-name="P141">Это уж точно даст тебе шанс сфокусироваться на долбанном самом интересном аспекте твоей жизни. </text:p>
      <text:p text:style-name="P141">На донесении инфы до людей.</text:p>
      <text:p text:style-name="P141">Ты что будешь топить платы в мыльной воде?</text:p>
      <text:p text:style-name="P141"/>
      <text:p text:style-name="P141">Буду</text:p>
      <text:p text:style-name="P141"/>
      <text:p text:style-name="P141">я понял. Ладно короче. Посмотрим. Я пока хз. Слабо верится что спирт там не нужен. <text:span text:style-name="T21">Короче. Не путайся. По вопросу тут всё.</text:span></text:p>
      <text:p text:style-name="P139"/>
      <text:p text:style-name="P36"/>
      <text:p text:style-name="P36">Вопрос №25.</text:p>
      <text:p text:style-name="P11">Если бы земляни прилетели на другую планету, на которой бы их считали пришельцами... </text:p>
      <text:p text:style-name="P11">И среди них был ты. </text:p>
      <text:p text:style-name="P12">С этой проблемой.</text:p>
      <text:p text:style-name="P11">Кого бы в тебе увидели те жители той планеты, для которой вы все - пришельцы?</text:p>
      <text:p text:style-name="P1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42">Не знаю.</text:p>
      <text:p text:style-name="P142">Чувака который что-то понимает в жизни</text:p>
      <text:p text:style-name="P103">лишь бы оно не было умнее чем я могу понять.</text:p>
      <text:p text:style-name="P142"/>
      <text:p text:style-name="P142">Ок</text:p>
      <text:p text:style-name="P142"/>
      <text:p text:style-name="P142">это выдели чёрным. У меня всё</text:p>
      <text:p text:style-name="P54">…</text:p>
      <text:p text:style-name="P36"/>
      <text:p text:style-name="P36">Вопрос №26.</text:p>
      <text:p text:style-name="P4"><text:span text:style-name="T8">Представь, как р</text:span>асцветают (я и все остальные) от любых моих мыслей или действий.</text:p>
      <text:p text:style-name="P1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43">Ок</text:p>
      <text:p text:style-name="P143">представил</text:p>
      <text:p text:style-name="P143"/>
      <text:p text:style-name="P143">слава аллаху.</text:p>
      <text:p text:style-name="P143">К</text:p>
      <text:p text:style-name="P89"/>
      <text:p text:style-name="P54">…</text:p>
      <text:p text:style-name="P36"/>
      <text:p text:style-name="P36"/>
      <text:p text:style-name="P36">Вопрос №27.</text:p>
      <text:p text:style-name="P11"><text:span text:style-name="T8">Увидь</text:span>, что оно <text:span text:style-name="T8">(этот предмет разговора)</text:span>, и каждая его часть - это <text:span text:style-name="T8">ты</text:span>.</text:p>
      <text:p text:style-name="P1">* потому что "видеть что это я" это приближение, а требование - это отдаление.</text:p>
      <text:p text:style-name="P1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44">Надо свои анимации делать.</text:p>
      <text:p text:style-name="P144">А не качать со стоков.</text:p>
      <text:p text:style-name="P144">Стоки нужны лишь для скелета.</text:p>
      <text:p text:style-name="P144">Но замени всё собственным.</text:p>
      <text:p text:style-name="P145">Рендерами хотя бы.</text:p>
      <text:p text:style-name="P54"/>
      <text:p text:style-name="P54">…</text:p>
      <text:p text:style-name="P36"/>
      <text:p text:style-name="P1"/>
      <text:p text:style-name="P41">Вопрос №28.</text:p>
      <text:p text:style-name="P13"><text:span text:style-name="T9">Увидь, </text:span>что оно и каждая его часть видит в <text:span text:style-name="T9">тебе (т.е. увидь его глазами себя)</text:span>.</text:p>
      <text:p text:style-name="P1">* практика показала что это сразу включает механизмы саморешения, после которых экономится куча времени на анализе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46">Давай давай работай надо мной. Я готово принять на себя твой удар. Тебя вечно бьют тихушники из подтяжка. Это безопасность. Словестная безопасность. Выенсти общение на эту тему в централизированный хаб. Шаг к этому хотя бы.</text:p>
      <text:p text:style-name="P146"/>
      <text:p text:style-name="P146">К</text:p>
      <text:p text:style-name="P146"/>
      <text:p text:style-name="P146">я за. Я работаю. Я есть. Работай надо мной. Всё происходит как надо.</text:p>
      <text:p text:style-name="P55"/>
      <text:p text:style-name="P147">Всё это хорошо но мне надо художником блядь стать.</text:p>
      <text:p text:style-name="P147">Нарисовать нож. Нарисовать видео. Всё нарисовать.</text:p>
      <text:p text:style-name="P147"/>
      <text:p text:style-name="P147">Ой та сколько там тех рисунков.</text:p>
      <text:p text:style-name="P147"/>
      <text:p text:style-name="P147">Они есть. Это главное.</text:p>
      <text:p text:style-name="P147"/>
      <text:p text:style-name="P148">Будет галимо. Это 2д-рисование.</text:p>
      <text:p text:style-name="P148"/>
      <text:p text:style-name="P148">Суть передай главное. Похуй как. Как инопланетянин бы понял это?</text:p>
      <text:p text:style-name="P148"/>
      <text:p text:style-name="P149">Я хз. Анимациями.</text:p>
      <text:p text:style-name="P149"/>
      <text:p text:style-name="P149">К</text:p>
      <text:p text:style-name="P150">вот видишь. Неважно в какой форме передана информация. Главное что передана. Не факт что видео бы поняли как надо.</text:p>
      <text:p text:style-name="P150"><text:span text:style-name="T17">Можешь даже нарезку сделать. И то поймут. И добавить спецэффектов и всё. Где можешь. Чтоб передать суть. </text:span>Серьёзно. Как быстрее так и сделай.</text:p>
      <text:p text:style-name="P150"/>
      <text:p text:style-name="P150">к</text:p>
      <text:p text:style-name="P37"/>
      <text:p text:style-name="P1"/>
      <text:p text:style-name="P41">Вопрос №29.</text:p>
      <text:p text:style-name="P20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51">Вообще-то это и есть защита. От тех кто вредят моему здоровью.</text:p>
      <text:p text:style-name="P151"/>
      <text:p text:style-name="P151">да.</text:p>
      <text:p text:style-name="P151">это часть круга здоровья блядь. Коню понятно.</text:p>
      <text:p text:style-name="P151"/>
      <text:p text:style-name="P151">да.</text:p>
      <text:p text:style-name="P151"/>
      <text:p text:style-name="P151">вот и отлично.</text:p>
      <text:p text:style-name="P55"/>
      <text:p text:style-name="P55"/>
      <text:p text:style-name="P55">…</text:p>
      <text:p text:style-name="P37"/>
      <text:p text:style-name="P1"/>
      <text:p text:style-name="P41">Вопрос №30.</text:p>
      <text:p text:style-name="P4"><text:span text:style-name="T9">П</text:span>осмотри на это с принципа что свобода это не иметь всё что хочешь а не хотеть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52">Я просто кладу на это видео решение боязни быть первым.</text:p>
      <text:p text:style-name="P152">Щас его решу и всё пойдёт</text:p>
      <text:p text:style-name="P152">я перфекционизмом просто занимаюсь. Болезненным.</text:p>
      <text:p text:style-name="P55"/>
      <text:p text:style-name="P55"/>
      <text:p text:style-name="P55">…</text:p>
      <text:p text:style-name="P37"/>
      <text:p text:style-name="P1"/>
      <text:p text:style-name="P41">Вопрос №31.</text:p>
      <text:p text:style-name="P13">Что сделать чтоб оно увидело во мне и всех моих частях себя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52">В главной роли ты?</text:p>
      <text:p text:style-name="P152">А как же… подбор кадров?</text:p>
      <text:p text:style-name="P152">Как же…. Блядь.</text:p>
      <text:p text:style-name="P152">Ты столко всего не учитываешь</text:p>
      <text:p text:style-name="P152">как минимум психологию донесения инфы до мозгов как либо помимо языка и образов.</text:p>
      <text:p text:style-name="P152"/>
      <text:p text:style-name="P153">И что мне делать</text:p>
      <text:p text:style-name="P153">я не юзаю манипуляции. Чтоб НАУЧИТЬ тех кто думает что всё знает.</text:p>
      <text:p text:style-name="P153">Кому что не скажи они думают что делают всё правильно.</text:p>
      <text:p text:style-name="P153"/>
      <text:p text:style-name="P153">К</text:p>
      <text:p text:style-name="P153">понятно</text:p>
      <text:p text:style-name="P153">лады</text:p>
      <text:p text:style-name="P153">иди. У меня всё.</text:p>
      <text:p text:style-name="P153"/>
      <text:p text:style-name="P55"/>
      <text:p text:style-name="P55"/>
      <text:p text:style-name="P55">…</text:p>
      <text:p text:style-name="P37"/>
      <text:p text:style-name="P1"/>
      <text:p text:style-name="P41">Вопрос №32.</text:p>
      <text:p text:style-name="P4">Направь своё намеренье на хорошее для тебя решение этого повторения.</text:p>
      <text:p text:style-name="P1">(выгодного, прибыльного, приятно запоминающегося - в кои то веки поживи для себя)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54">Направил. 300 раз. Ютюб, соц сети.в сё это в стреле ещё продумал.</text:p>
      <text:p text:style-name="P55"/>
      <text:p text:style-name="P55"/>
      <text:p text:style-name="P55">…</text:p>
      <text:p text:style-name="P37"/>
      <text:p text:style-name="P41"/>
      <text:p text:style-name="P41">Вопрос №33.</text:p>
      <text:p text:style-name="P4"><text:span text:style-name="T9">Если есть какой-то холст, на котором нарисованы мир, ты, люди и т.п. - какое Н</text:span>амеренье по поводу этого вопроса протека<text:span text:style-name="T9">ет у всех этих предметов (ты, люди, мир и т.п.) и между ними на этом </text:span>холсте?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54">Гештальт сделал.</text:p>
      <text:p text:style-name="P154">Ресёрч сделал</text:p>
      <text:p text:style-name="P154">иди </text:p>
      <text:p text:style-name="P154">всё есть</text:p>
      <text:p text:style-name="P154"/>
      <text:p text:style-name="P154">к</text:p>
      <text:p text:style-name="P55"/>
      <text:p text:style-name="P55"/>
      <text:p text:style-name="P55">…</text:p>
      <text:p text:style-name="P37"/>
      <text:p text:style-name="P1"/>
      <text:p text:style-name="P41">Вопрос №34.</text:p>
      <text:p text:style-name="P4">Что в этой вещи было видно у кого-то в фазе (осознанном сне) и КАК оно им было видно? </text:p>
      <text:p text:style-name="P1">[все аспекты: общую картину, под микроскопом и т.д. - короче всё что ты искал в своей фазе - найди и в ихней]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55">* почему-то подумал о том, как снимают рекламу на телелохотроне.</text:p>
      <text:p text:style-name="P155">Типа всё что “плохо” - чёрнобелым (с пометкой “вы всё ещё думаете что вам нужно то-то и то-то”) а потом цветным – покупайте швабру от Дольче Габбаны. Всего 595грн.</text:p>
      <text:p text:style-name="P155"/>
      <text:p text:style-name="P155">…</text:p>
      <text:p text:style-name="P155"/>
      <text:p text:style-name="P155">они обычно как раз по 9 минут где-то. Исусья тряпка блин.</text:p>
      <text:p text:style-name="P55"/>
      <text:p text:style-name="P55">… <text:span text:style-name="T22">так что это плохо?</text:span></text:p>
      <text:p text:style-name="P55"/>
      <text:p text:style-name="P55">……………………………………………………………………………………………………………. <text:span text:style-name="T22">я хз.</text:span></text:p>
      <text:p text:style-name="P55"/>
      <text:p text:style-name="P156">Ну вот подумай.</text:p>
      <text:p text:style-name="P156"/>
      <text:p text:style-name="P156">Честно. хз. Исусья тряпка.</text:p>
      <text:p text:style-name="P156"/>
      <text:p text:style-name="P156">Посмотри.</text:p>
      <text:p text:style-name="P156"/>
      <text:p text:style-name="P156">Та ну времени нет</text:p>
      <text:p text:style-name="P156"/>
      <text:p text:style-name="P156">найдём мы тебе время. Глянь это видео. Прикольный же перевод.</text:p>
      <text:p text:style-name="P156">Посмотри на суть. <text:span text:style-name="T23">На видеотрюки. Оно близко ходит с твоим текущим видео.</text:span></text:p>
      <text:p text:style-name="P37"/>
      <text:p text:style-name="P1"/>
      <text:p text:style-name="P41">Вопрос №35.</text:p>
      <text:p text:style-name="P13">Что другие люди колдуют <text:span text:style-name="T10">(притягивают в твою жизнь) </text:span>связанного с этой вещью?</text:p>
      <text:p text:style-name="P40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57">Ответы. Ты увидел.</text:p>
      <text:p text:style-name="P157">В мире много разводов.</text:p>
      <text:p text:style-name="P157">Но теория деланья видео вполне себе понятна.</text:p>
      <text:p text:style-name="P157">Честно мне кажется ты бы <text:span text:style-name="T17">продюссинг </text:span>решил вне очереди у тебя бы всё пошло быстрее.</text:p>
      <text:p text:style-name="P55"/>
      <text:p text:style-name="P55"/>
      <text:p text:style-name="P55">…</text:p>
      <text:p text:style-name="P37"/>
      <text:p text:style-name="P1"/>
      <text:p text:style-name="P42">Вопрос №36.</text:p>
      <text:p text:style-name="P4">Что другие люди <text:span text:style-name="T11">делают </text:span>связано<text:span text:style-name="T11">го с этой задачей, с целью их самоудовлетворения</text:span>?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57">Наживаются на болезнях людей.</text:p>
      <text:p text:style-name="P157">т.е. больные люди в отчаяньи ищут ответов. От кого угодно. Хоть каких-то.</text:p>
      <text:p text:style-name="P157">И тут же приходит толпа “экспертов” которые “за ваши деньги” расскажут вам самые азы. И возьмут с вас 3 миллиона.</text:p>
      <text:p text:style-name="P157"/>
      <text:p text:style-name="P157">Угу. Ты увидел. Наконец-то.</text:p>
      <text:p text:style-name="P157">Потому жди угроз. Но реши страх быть первым. Сегодня. Сейчас</text:p>
      <text:p text:style-name="P157"/>
      <text:p text:style-name="P157">к</text:p>
      <text:p text:style-name="P157"/>
      <text:p text:style-name="P56"/>
      <text:p text:style-name="P56"/>
      <text:p text:style-name="P56">…</text:p>
      <text:p text:style-name="P38"/>
      <text:p text:style-name="P1"/>
      <text:p text:style-name="P43">Вопрос №37.</text:p>
      <text:p text:style-name="P14">Что ЭТА ПРОБЛЕМА решает?</text:p>
      <text:p text:style-name="P43">(сам по себе)</text:p>
      <text:p text:style-name="P1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157">Причины болезней. Исторически. Навсегда.</text:p>
      <text:p text:style-name="P157"/>
      <text:p text:style-name="P157">к</text:p>
      <text:p text:style-name="P57">…</text:p>
      <text:p text:style-name="P39"/>
      <text:p text:style-name="P43"/>
      <text:p text:style-name="P43">Вопрос №38.</text:p>
      <text:p text:style-name="P4">Когда <text:span text:style-name="T11">впервые в истории вселенной </text:span>ЭТА ПРОБЛЕМА впервые попыталась решить то что она решает <text:span text:style-name="T11">(вещь к которой ты пришёл в вопросе №37)</text:span>? </text:p>
      <text:p text:style-name="P4"><text:span text:style-name="T11">Представь, что Эта Проблема (тогдашняя, первая в истории) </text:span>говорит <text:span text:style-name="T11">Этой Сегодняшней Проблеме (которую мы сейчас решаем), что она существует для решения ответа из вопроса №37.</text:span></text:p>
      <text:p text:style-name="P30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157">Наверно в японии что-то когда-то кто-то пробовал решить.</text:p>
      <text:p text:style-name="P157">Что придумали эти Суши.</text:p>
      <text:p text:style-name="P157">А в остальном все жрут ложками и палками из тарелок. Никто не хавает с шведскиъ столов дома.</text:p>
      <text:p text:style-name="P157"/>
      <text:p text:style-name="P157">К</text:p>
      <text:p text:style-name="P157">ты увидел.</text:p>
      <text:p text:style-name="P157">Кстати. <text:span text:style-name="T17">Шведский стол.</text:span><text:span text:style-name="T19"> Ты забыл.</text:span></text:p>
      <text:p text:style-name="P157">Наконец-то ты понял кто ты. Решатель “навсегда” любых вопросов.</text:p>
      <text:p text:style-name="P157"/>
      <text:p text:style-name="P157">К</text:p>
      <text:p text:style-name="P157"/>
      <text:p text:style-name="P157">и бизнес тренниги убьёшь одним из следующих видео.</text:p>
      <text:p text:style-name="P39"/>
      <text:p text:style-name="P43">Вопрос №39.</text:p>
      <text:p text:style-name="P14">Что ЭТА ПРОБЛЕМА колдует?</text:p>
      <text:p text:style-name="P44">Что она сама по себе притягивает в жизнь каждому кто её имеет?</text:p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158">Смотрителей.</text:p>
      <text:p text:style-name="P158">Зрителей.</text:p>
      <text:p text:style-name="P158">Отчаявшихся людей.</text:p>
      <text:p text:style-name="P158"/>
      <text:p text:style-name="P158">Отлично. <text:span text:style-name="T17">Покажи все вместе эти кусочки видео. Как ты задумал.</text:span></text:p>
      <text:p text:style-name="P158"/>
      <text:p text:style-name="P158">К</text:p>
      <text:p text:style-name="P158"/>
      <text:p text:style-name="P158">и давай сразу на чистовик. т.е. без вотермарков. <text:span text:style-name="T17">Хрен с ним пускай будут фотки а не видео. Лишь бы доделать.</text:span></text:p>
      <text:p text:style-name="P158"/>
      <text:p text:style-name="P158">к</text:p>
      <text:p text:style-name="P57"/>
      <text:p text:style-name="P104">или свои анимации там где фотками не передать.</text:p>
      <text:p text:style-name="P57"/>
      <text:p text:style-name="P159">Вот. У меня всё.</text:p>
      <text:p text:style-name="P39"/>
      <text:p text:style-name="P1"/>
      <text:p text:style-name="P43">Вопрос №40.</text:p>
      <text:p text:style-name="P4">Как сделать так чтоб этот <text:span text:style-name="T11">вопрос</text:span>: </text:p>
      <text:p text:style-name="P4">- Решал всемирные проблемы?</text:p>
      <text:p text:style-name="P4">- Мотивировал инфраструктуры находить <text:span text:style-name="T11">рост и ускорение роста решения </text:span>всемирных проблем?</text:p>
      <text:p text:style-name="P4">- Мотивировал инфраструктуры мотивировать другие инфраструктуры искать <text:span text:style-name="T11">рост и ускорение решения всемирных пробле</text:span>?</text:p>
      <text:p text:style-name="P1">(<text:span text:style-name="T11">я это решаю уже прикладным, но всё таки - </text:span>так навскидку)</text:p>
      <text:p text:style-name="P1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160">Ну вопервых сними видео сам. Как можешь. Лучшее качество которое можешь. т.е. к каждой секунде твоего видео – вопрос “как это можно показать самым лучшим образом”.</text:p>
      <text:p text:style-name="P160">Это режессура даже а не продюссура.</text:p>
      <text:p text:style-name="P160">Во вторых. Скажи мол “<text:span text:style-name="T17">может кто-то это уже делал а я просто не в курсе, но я искал ответ слишком долго и в какой-то момент меня достало и я ихучил эту тему как мог</text:span>”</text:p>
      <text:p text:style-name="P160">т.е. не претендуй на то что ты авторитет в сфере здоровья.</text:p>
      <text:p text:style-name="P160">Претендуй лишь на то что ты что-то сделал. Не больше не меньше.</text:p>
      <text:p text:style-name="P161">И да. Покажи своё лицо.</text:p>
      <text:p text:style-name="P161"/>
      <text:p text:style-name="P162">Как-то и боязнь быть первым ушла……</text:p>
      <text:p text:style-name="P162"/>
      <text:p text:style-name="P162">ты выделил её жирным трижды. Реши. Хочешь перерыв 15 минут. Полежи с Мусей и вернёшься. Или завтра. Мне не накладно вернуться к этому потом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6:57:06.084292625</meta:creation-date>
    <meta:editing-duration>PT5H33M22S</meta:editing-duration>
    <meta:editing-cycles>98</meta:editing-cycles>
    <meta:generator>LibreOffice/6.0.7.3$Linux_X86_64 LibreOffice_project/00m0$Build-3</meta:generator>
    <dc:title>Групанье в Ворде</dc:title>
    <dc:date>2020-07-21T22:31:00.074833252</dc:date>
    <meta:document-statistic meta:table-count="0" meta:image-count="0" meta:object-count="0" meta:page-count="1" meta:paragraph-count="723" meta:word-count="6560" meta:character-count="39949" meta:non-whitespace-character-count="34045"/>
    <meta:template xlink:type="simple" xlink:actuate="onRequest" xlink:title="Групанье в Ворде" xlink:href="../../../../Templates/Групанье%20в%20Ворде.ott" meta:date="2020-07-21T16:56:54.509390818"/>
  </office:meta>
</office:document-meta>
</file>